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7000001B985F455E6.png" manifest:media-type="image/png"/>
  <manifest:file-entry manifest:full-path="Pictures/100000000000005D000000143AFF5925.png" manifest:media-type="image/png"/>
  <manifest:file-entry manifest:full-path="Pictures/100000000000005E00000014B253AFFA.png" manifest:media-type="image/png"/>
  <manifest:file-entry manifest:full-path="Pictures/100000000000007800000023439F20D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3.378cm" fo:min-width="3.437cm" fo:padding-top="0.178cm" fo:padding-bottom="0.178cm" fo:padding-left="0.303cm" fo:padding-right="0.303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3.378cm" fo:min-width="3.436cm" fo:padding-top="0.178cm" fo:padding-bottom="0.178cm" fo:padding-left="0.303cm" fo:padding-right="0.303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0.626cm" fo:min-width="1.689cm" fo:padding-top="0.178cm" fo:padding-bottom="0.178cm" fo:padding-left="0.303cm" fo:padding-right="0.303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width="0.106cm" draw:marker-start-width="0.359cm" draw:marker-end="Arrowheads_20_1" draw:marker-end-width="0.259cm" draw:fill="none" draw:textarea-vertical-align="middle" fo:padding-top="0.178cm" fo:padding-bottom="0.178cm" fo:padding-left="0.303cm" fo:padding-right="0.303cm" loext:decorative="false"/>
    </style:style>
    <style:style style:name="gr5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0.626cm" fo:min-width="1.688cm" fo:padding-top="0.178cm" fo:padding-bottom="0.178cm" fo:padding-left="0.303cm" fo:padding-right="0.303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0.625cm" fo:min-width="1.688cm" fo:padding-top="0.178cm" fo:padding-bottom="0.178cm" fo:padding-left="0.303cm" fo:padding-right="0.303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106cm" svg:stroke-color="#ffffff" draw:marker-start-width="0.359cm" draw:marker-end-width="0.359cm" draw:fill="none" loext:fill-use-slide-background="false" draw:textarea-horizontal-align="justify" draw:textarea-vertical-align="middle" draw:auto-grow-height="false" fo:min-height="4.869cm" fo:min-width="3.748cm" fo:padding-top="0.178cm" fo:padding-bottom="0.178cm" fo:padding-left="0.303cm" fo:padding-right="0.303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06cm" svg:stroke-color="#ffffff" draw:marker-start-width="0.359cm" draw:marker-end-width="0.359cm" draw:fill="none" loext:fill-use-slide-background="false" draw:textarea-horizontal-align="justify" draw:textarea-vertical-align="middle" draw:auto-grow-height="false" fo:min-height="4.459cm" fo:min-width="3.407cm" fo:padding-top="0.178cm" fo:padding-bottom="0.178cm" fo:padding-left="0.303cm" fo:padding-right="0.303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width="0.106cm" svg:stroke-color="#ffffff" draw:marker-start-width="0.359cm" draw:marker-end-width="0.359cm" draw:fill="none" loext:fill-use-slide-background="false" draw:textarea-horizontal-align="justify" draw:textarea-vertical-align="middle" draw:auto-grow-height="false" fo:min-height="4.459cm" fo:min-width="3.407cm" fo:padding-top="0.178cm" fo:padding-bottom="0.178cm" fo:padding-left="0.303cm" fo:padding-right="0.303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106cm" svg:stroke-color="#ffffff" draw:marker-start-width="0.359cm" draw:marker-end-width="0.359cm" draw:fill="none" loext:fill-use-slide-background="false" draw:textarea-horizontal-align="justify" draw:textarea-vertical-align="middle" draw:auto-grow-height="false" fo:min-height="3.378cm" fo:min-width="6.313cm" fo:padding-top="0.178cm" fo:padding-bottom="0.178cm" fo:padding-left="0.303cm" fo:padding-right="0.303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106cm" svg:stroke-color="#ffffff" draw:marker-start-width="0.359cm" draw:marker-end-width="0.359cm" draw:fill="none" loext:fill-use-slide-background="false" draw:textarea-horizontal-align="justify" draw:textarea-vertical-align="middle" draw:auto-grow-height="false" fo:min-height="3.378cm" fo:min-width="3.437cm" fo:padding-top="0.178cm" fo:padding-bottom="0.178cm" fo:padding-left="0.303cm" fo:padding-right="0.303cm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106cm" svg:stroke-color="#ffffff" draw:marker-start-width="0.359cm" draw:marker-end-width="0.359cm" draw:fill="none" loext:fill-use-slide-background="false" draw:textarea-horizontal-align="justify" draw:textarea-vertical-align="middle" draw:auto-grow-height="false" fo:min-height="2.613cm" fo:min-width="3.521cm" fo:padding-top="0.178cm" fo:padding-bottom="0.178cm" fo:padding-left="0.303cm" fo:padding-right="0.303cm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width="0.106cm" svg:stroke-color="#81d41a" draw:marker-start-width="0.358cm" draw:marker-end="Arrow_20_concave" draw:marker-end-width="0.358cm" draw:fill="none" draw:textarea-vertical-align="middle" fo:padding-top="0.177cm" fo:padding-bottom="0.177cm" fo:padding-left="0.302cm" fo:padding-right="0.302cm" loext:decorative="false"/>
    </style:style>
    <style:style style:name="gr14" style:family="graphic" style:parent-style-name="standard">
      <style:graphic-properties svg:stroke-width="0.106cm" svg:stroke-color="#81d41a" draw:marker-start-width="0.359cm" draw:marker-end-width="0.359cm" draw:fill="none" loext:fill-use-slide-background="false" draw:textarea-horizontal-align="justify" draw:textarea-vertical-align="middle" draw:auto-grow-height="false" fo:min-height="14.516cm" fo:min-width="3.446cm" fo:padding-top="0.178cm" fo:padding-bottom="0.178cm" fo:padding-left="0.303cm" fo:padding-right="0.303cm" loext:decorative="false"/>
    </style:style>
    <style:style style:name="gr15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3.342cm" fo:min-width="3.398cm" fo:padding-top="0.178cm" fo:padding-bottom="0.178cm" fo:padding-left="0.303cm" fo:padding-right="0.303cm" style:writing-mode="lr-tb" loext:decorative="false"/>
      <style:paragraph-properties style:writing-mode="lr-tb"/>
    </style:style>
    <style:style style:name="gr16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3.342cm" fo:min-width="3.399cm" fo:padding-top="0.178cm" fo:padding-bottom="0.178cm" fo:padding-left="0.303cm" fo:padding-right="0.303cm" style:writing-mode="lr-tb" loext:decorative="false"/>
      <style:paragraph-properties style:writing-mode="lr-tb"/>
    </style:style>
    <style:style style:name="gr17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0.618cm" fo:min-width="1.667cm" fo:padding-top="0.178cm" fo:padding-bottom="0.178cm" fo:padding-left="0.303cm" fo:padding-right="0.303cm" style:writing-mode="lr-tb" loext:decorative="false"/>
      <style:paragraph-properties style:writing-mode="lr-tb"/>
    </style:style>
    <style:style style:name="gr18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0.618cm" fo:min-width="1.666cm" fo:padding-top="0.178cm" fo:padding-bottom="0.178cm" fo:padding-left="0.303cm" fo:padding-right="0.303cm" style:writing-mode="lr-tb" loext:decorative="false"/>
      <style:paragraph-properties style:writing-mode="lr-tb"/>
    </style:style>
    <style:style style:name="gr19" style:family="graphic" style:parent-style-name="standard">
      <style:graphic-properties svg:stroke-width="0.106cm" draw:marker-start-width="0.359cm" draw:marker-end-width="0.359cm" draw:fill="solid" draw:fill-color="#cfe7f5" draw:fill-hatch-solid="false" loext:fill-use-slide-background="false" draw:textarea-horizontal-align="justify" draw:textarea-vertical-align="middle" draw:auto-grow-height="false" fo:min-height="0.618cm" fo:min-width="1.666cm" fo:padding-top="0.178cm" fo:padding-bottom="0.178cm" fo:padding-left="0.303cm" fo:padding-right="0.303cm" style:writing-mode="lr-tb" loext:decorative="false"/>
      <style:paragraph-properties style:writing-mode="lr-tb"/>
    </style:style>
    <style:style style:name="gr20" style:family="graphic" style:parent-style-name="objectwithoutfill">
      <style:graphic-properties svg:stroke-width="0.106cm" draw:marker-start-width="0.359cm" draw:marker-end="Arrowheads_20_1" draw:marker-end-width="0.259cm" draw:fill="hatch" draw:fill-hatch-name="Red_20_90_20_Degrees_20_Crossed_20_3" draw:fill-hatch-solid="false" draw:textarea-vertical-align="middle" fo:padding-top="0.178cm" fo:padding-bottom="0.178cm" fo:padding-left="0.303cm" fo:padding-right="0.303cm" loext:decorative="false"/>
    </style:style>
    <style:style style:name="gr21" style:family="graphic" style:parent-style-name="standard">
      <style:graphic-properties svg:stroke-width="0.106cm" draw:marker-start-width="0.359cm" draw:marker-end-width="0.359cm" draw:fill="solid" draw:fill-color="#cfe7f5" draw:fill-hatch-solid="false" draw:textarea-horizontal-align="justify" draw:textarea-vertical-align="middle" draw:auto-grow-height="false" fo:min-height="0.618cm" fo:min-width="1.667cm" fo:padding-top="0.178cm" fo:padding-bottom="0.178cm" fo:padding-left="0.303cm" fo:padding-right="0.303cm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ffffff" draw:fill="none" loext:fill-use-slide-background="false" draw:textarea-horizontal-align="justify" draw:textarea-vertical-align="middle" draw:auto-grow-height="false" fo:min-height="3.342cm" fo:min-width="3.398cm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ffffff" draw:fill="none" loext:fill-use-slide-background="false" draw:textarea-horizontal-align="justify" draw:textarea-vertical-align="middle" draw:auto-grow-height="false" fo:min-height="3.342cm" fo:min-width="3.399cm" style:writing-mode="lr-tb" loext:decorative="false"/>
      <style:paragraph-properties style:writing-mode="lr-tb"/>
    </style:style>
    <style:style style:name="gr24" style:family="graphic" style:parent-style-name="standard">
      <style:graphic-properties svg:stroke-width="0.106cm" svg:stroke-color="#81d41a" draw:marker-start-width="0.359cm" draw:marker-end-width="0.359cm" draw:fill="none" loext:fill-use-slide-background="false" draw:textarea-horizontal-align="justify" draw:textarea-vertical-align="middle" draw:auto-grow-height="false" fo:min-height="15.56cm" fo:min-width="14.97cm" fo:padding-top="0.178cm" fo:padding-bottom="0.178cm" fo:padding-left="0.303cm" fo:padding-right="0.303cm" loext:decorative="false"/>
    </style:style>
    <style:style style:name="gr25" style:family="graphic" style:parent-style-name="standard">
      <style:graphic-properties svg:stroke-width="0.106cm" svg:stroke-color="#81d41a" draw:marker-start-width="0.359cm" draw:marker-end-width="0.359cm" draw:fill="none" loext:fill-use-slide-background="false" draw:textarea-horizontal-align="justify" draw:textarea-vertical-align="middle" draw:auto-grow-height="false" fo:min-height="2.996cm" fo:min-width="11.266cm" fo:padding-top="0.178cm" fo:padding-bottom="0.178cm" fo:padding-left="0.303cm" fo:padding-right="0.303cm" loext:decorative="false"/>
    </style:style>
    <style:style style:name="gr26" style:family="graphic" style:parent-style-name="standard">
      <style:graphic-properties svg:stroke-width="0.106cm" svg:stroke-color="#81d41a" draw:marker-start-width="0.359cm" draw:marker-end-width="0.359cm" draw:fill="none" loext:fill-use-slide-background="false" draw:textarea-horizontal-align="justify" draw:textarea-vertical-align="middle" draw:auto-grow-height="false" fo:min-height="3.088cm" fo:min-width="11.266cm" fo:padding-top="0.178cm" fo:padding-bottom="0.178cm" fo:padding-left="0.303cm" fo:padding-right="0.303cm" loext:decorative="false"/>
    </style:style>
    <style:style style:name="gr27" style:family="graphic" style:parent-style-name="standard">
      <style:graphic-properties svg:stroke-width="0.106cm" svg:stroke-color="#81d41a" draw:marker-start-width="0.359cm" draw:marker-end-width="0.359cm" draw:fill="none" loext:fill-use-slide-background="false" draw:textarea-horizontal-align="justify" draw:textarea-vertical-align="middle" draw:auto-grow-height="false" fo:min-height="2.892cm" fo:min-width="11.266cm" fo:padding-top="0.178cm" fo:padding-bottom="0.178cm" fo:padding-left="0.303cm" fo:padding-right="0.303cm" loext:decorative="false"/>
    </style:style>
    <style:style style:name="gr28" style:family="graphic" style:parent-style-name="standard">
      <style:graphic-properties svg:stroke-width="0.106cm" draw:marker-start-width="0.359cm" draw:marker-end-width="0.359cm" draw:fill="hatch" draw:fill-hatch-name="Red_20_90_20_Degrees_20_Crossed_20_3" draw:fill-hatch-solid="false" draw:textarea-horizontal-align="justify" draw:textarea-vertical-align="middle" draw:auto-grow-height="false" fo:min-height="0.512cm" fo:min-width="1.561cm" fo:padding-top="0.178cm" fo:padding-bottom="0.178cm" fo:padding-left="0.303cm" fo:padding-right="0.303cm" style:writing-mode="lr-tb" loext:decorative="false"/>
      <style:paragraph-properties style:writing-mode="lr-tb"/>
    </style:style>
    <style:style style:name="gr29" style:family="graphic" style:parent-style-name="standard">
      <style:graphic-properties draw:stroke="solid" svg:stroke-color="#ffffff" draw:marker-end="" draw:fill="solid" draw:fill-color="#ffffff" draw:textarea-horizontal-align="justify" draw:textarea-vertical-align="middle" draw:auto-grow-height="false" fo:min-height="0.11cm" fo:min-width="0.26cm" loext:decorative="false"/>
    </style:style>
    <style:style style:name="gr30" style:family="graphic" style:parent-style-name="standard">
      <style:graphic-properties draw:stroke="solid" svg:stroke-color="#ffffff" draw:marker-end="" draw:fill="solid" draw:fill-color="#ffffff" draw:textarea-horizontal-align="justify" draw:textarea-vertical-align="middle" draw:auto-grow-height="false" fo:min-height="0.08cm" fo:min-width="0cm" loext:decorative="false"/>
    </style:style>
    <style:style style:name="gr31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3.236cm" fo:min-width="3.292cm" fo:padding-top="0.178cm" fo:padding-bottom="0.178cm" fo:padding-left="0.303cm" fo:padding-right="0.303cm" style:writing-mode="lr-tb" loext:decorative="false"/>
      <style:paragraph-properties style:writing-mode="lr-tb"/>
    </style:style>
    <style:style style:name="gr32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3.236cm" fo:min-width="3.293cm" fo:padding-top="0.178cm" fo:padding-bottom="0.178cm" fo:padding-left="0.303cm" fo:padding-right="0.303cm" style:writing-mode="lr-tb" loext:decorative="false"/>
      <style:paragraph-properties style:writing-mode="lr-tb"/>
    </style:style>
    <style:style style:name="gr33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0.512cm" fo:min-width="1.561cm" fo:padding-top="0.178cm" fo:padding-bottom="0.178cm" fo:padding-left="0.303cm" fo:padding-right="0.303cm" style:writing-mode="lr-tb" loext:decorative="false"/>
      <style:paragraph-properties style:writing-mode="lr-tb"/>
    </style:style>
    <style:style style:name="gr34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0.512cm" fo:min-width="1.56cm" fo:padding-top="0.178cm" fo:padding-bottom="0.178cm" fo:padding-left="0.303cm" fo:padding-right="0.303cm" style:writing-mode="lr-tb" loext:decorative="false"/>
      <style:paragraph-properties style:writing-mode="lr-tb"/>
    </style:style>
    <style:style style:name="gr35" style:family="graphic" style:parent-style-name="standard">
      <style:graphic-properties svg:stroke-width="0.106cm" draw:marker-start-width="0.359cm" draw:marker-end-width="0.359cm" draw:fill="solid" draw:fill-color="#cfe7f5" draw:fill-hatch-solid="false" loext:fill-use-slide-background="false" draw:textarea-horizontal-align="justify" draw:textarea-vertical-align="middle" draw:auto-grow-height="false" fo:min-height="0.512cm" fo:min-width="1.56cm" fo:padding-top="0.178cm" fo:padding-bottom="0.178cm" fo:padding-left="0.303cm" fo:padding-right="0.303cm" style:writing-mode="lr-tb" loext:decorative="false"/>
      <style:paragraph-properties style:writing-mode="lr-tb"/>
    </style:style>
    <style:style style:name="gr36" style:family="graphic" style:parent-style-name="standard">
      <style:graphic-properties svg:stroke-width="0.106cm" draw:marker-start-width="0.359cm" draw:marker-end-width="0.359cm" draw:fill="solid" draw:fill-color="#cfe7f5" draw:fill-hatch-solid="false" draw:textarea-horizontal-align="justify" draw:textarea-vertical-align="middle" draw:auto-grow-height="false" fo:min-height="0.512cm" fo:min-width="1.561cm" fo:padding-top="0.178cm" fo:padding-bottom="0.178cm" fo:padding-left="0.303cm" fo:padding-right="0.303cm" style:writing-mode="lr-tb" loext:decorative="false"/>
      <style:paragraph-properties style:writing-mode="lr-tb"/>
    </style:style>
    <style:style style:name="gr37" style:family="graphic" style:parent-style-name="standard">
      <style:graphic-properties svg:stroke-color="#ffffff" draw:fill="none" loext:fill-use-slide-background="false" draw:textarea-horizontal-align="justify" draw:textarea-vertical-align="middle" draw:auto-grow-height="false" fo:min-height="3.342cm" fo:min-width="14.333cm" style:writing-mode="lr-tb" loext:decorative="false"/>
      <style:paragraph-properties style:writing-mode="lr-tb"/>
    </style:style>
    <style:style style:name="gr38" style:family="graphic" style:parent-style-name="standard">
      <style:graphic-properties svg:stroke-width="0.106cm" svg:stroke-color="#81d41a" draw:marker-start-width="0.359cm" draw:marker-end-width="0.359cm" draw:fill="none" loext:fill-use-slide-background="false" draw:textarea-horizontal-align="justify" draw:textarea-vertical-align="middle" draw:auto-grow-height="false" fo:min-height="15.526cm" fo:min-width="15.542cm" fo:padding-top="0.178cm" fo:padding-bottom="0.178cm" fo:padding-left="0.303cm" fo:padding-right="0.303cm" loext:decorative="false"/>
    </style:style>
    <style:style style:name="gr39" style:family="graphic" style:parent-style-name="standard">
      <style:graphic-properties svg:stroke-width="0.106cm" svg:stroke-color="#81d41a" draw:marker-start-width="0.359cm" draw:marker-end-width="0.359cm" draw:fill="none" loext:fill-use-slide-background="false" draw:textarea-horizontal-align="justify" draw:textarea-vertical-align="middle" draw:auto-grow-height="false" fo:min-height="2.996cm" fo:min-width="6.54cm" fo:padding-top="0.178cm" fo:padding-bottom="0.178cm" fo:padding-left="0.303cm" fo:padding-right="0.303cm" loext:decorative="false"/>
    </style:style>
    <style:style style:name="gr40" style:family="graphic" style:parent-style-name="standard">
      <style:graphic-properties svg:stroke-width="0.106cm" svg:stroke-color="#81d41a" draw:marker-start-width="0.359cm" draw:marker-end-width="0.359cm" draw:fill="none" loext:fill-use-slide-background="false" draw:textarea-horizontal-align="justify" draw:textarea-vertical-align="middle" draw:auto-grow-height="false" fo:min-height="3.088cm" fo:min-width="6.525cm" fo:padding-top="0.178cm" fo:padding-bottom="0.178cm" fo:padding-left="0.303cm" fo:padding-right="0.303cm" loext:decorative="false"/>
    </style:style>
    <style:style style:name="gr41" style:family="graphic" style:parent-style-name="standard">
      <style:graphic-properties svg:stroke-width="0.106cm" svg:stroke-color="#81d41a" draw:marker-start-width="0.359cm" draw:marker-end-width="0.359cm" draw:fill="none" loext:fill-use-slide-background="false" draw:textarea-horizontal-align="justify" draw:textarea-vertical-align="middle" draw:auto-grow-height="false" fo:min-height="2.892cm" fo:min-width="6.585cm" fo:padding-top="0.178cm" fo:padding-bottom="0.178cm" fo:padding-left="0.303cm" fo:padding-right="0.303cm" loext:decorative="false"/>
    </style:style>
    <style:style style:name="gr42" style:family="graphic" style:parent-style-name="standard">
      <style:graphic-properties svg:stroke-width="0.106cm" draw:marker-start-width="0.359cm" draw:marker-end-width="0.359cm" draw:fill="hatch" draw:fill-hatch-name="Red_20_90_20_Degrees_20_Crossed_20_3" draw:fill-hatch-solid="false" draw:textarea-horizontal-align="justify" draw:textarea-vertical-align="middle" draw:auto-grow-height="false" fo:min-height="3.236cm" fo:min-width="3.292cm" fo:padding-top="0.178cm" fo:padding-bottom="0.178cm" fo:padding-left="0.303cm" fo:padding-right="0.303cm" style:writing-mode="lr-tb" loext:decorative="false"/>
      <style:paragraph-properties style:writing-mode="lr-tb"/>
    </style:style>
    <style:style style:name="gr43" style:family="graphic" style:parent-style-name="standard">
      <style:graphic-properties svg:stroke-width="0.106cm" draw:marker-start-width="0.359cm" draw:marker-end-width="0.359cm" draw:fill="hatch" draw:fill-hatch-name="Red_20_90_20_Degrees_20_Crossed_20_3" draw:fill-hatch-solid="false" draw:textarea-horizontal-align="justify" draw:textarea-vertical-align="middle" draw:auto-grow-height="false" fo:min-height="3.237cm" fo:min-width="3.292cm" fo:padding-top="0.178cm" fo:padding-bottom="0.178cm" fo:padding-left="0.303cm" fo:padding-right="0.303cm" style:writing-mode="lr-tb" loext:decorative="false"/>
      <style:paragraph-properties style:writing-mode="lr-tb"/>
    </style:style>
    <style:style style:name="gr44" style:family="graphic" style:parent-style-name="standard">
      <style:graphic-properties svg:stroke-width="0.106cm" svg:stroke-color="#81d41a" draw:marker-start-width="0.359cm" draw:marker-end-width="0.359cm" draw:fill="none" loext:fill-use-slide-background="false" draw:textarea-horizontal-align="justify" draw:textarea-vertical-align="middle" draw:auto-grow-height="false" fo:min-height="8.4cm" fo:min-width="0.37cm" fo:padding-top="0.178cm" fo:padding-bottom="0.178cm" fo:padding-left="0.303cm" fo:padding-right="0.303cm" style:writing-mode="lr-tb" loext:decorative="false"/>
      <style:paragraph-properties style:writing-mode="lr-tb"/>
    </style:style>
    <style:style style:name="gr45" style:family="graphic" style:parent-style-name="standard">
      <style:graphic-properties svg:stroke-width="0.053cm" svg:stroke-color="#000000" draw:marker-start-width="0.279cm" draw:marker-end-width="0.279cm" draw:fill="solid" draw:fill-color="#cfe7f5" loext:fill-use-slide-background="false" draw:opacity="100%" draw:opacity-name="" draw:textarea-horizontal-align="justify" draw:textarea-vertical-align="middle" draw:auto-grow-height="false" fo:min-height="0.75cm" fo:min-width="4.37cm" fo:padding-top="0.151cm" fo:padding-bottom="0.151cm" fo:padding-left="0.276cm" fo:padding-right="0.276cm" loext:decorative="false"/>
    </style:style>
    <style:style style:name="gr46" style:family="graphic" style:parent-style-name="standard">
      <style:graphic-properties svg:stroke-width="0.053cm" svg:stroke-color="#000000" draw:marker-start-width="0.279cm" draw:marker-end-width="0.279cm" draw:fill="solid" draw:fill-color="#f6f9d4" loext:fill-use-slide-background="false" draw:opacity="100%" draw:opacity-name="" draw:textarea-horizontal-align="justify" draw:textarea-vertical-align="middle" draw:auto-grow-height="false" fo:min-height="0.75cm" fo:min-width="4.37cm" fo:padding-top="0.151cm" fo:padding-bottom="0.151cm" fo:padding-left="0.276cm" fo:padding-right="0.276cm" loext:decorative="false"/>
      <style:paragraph-properties style:writing-mode="lr-tb"/>
    </style:style>
    <style:style style:name="gr47" style:family="graphic" style:parent-style-name="standard">
      <style:graphic-properties svg:stroke-width="0.053cm" svg:stroke-color="#000000" draw:marker-start-width="0.279cm" draw:marker-end-width="0.279cm" draw:fill="solid" draw:fill-color="#cfe7f5" loext:fill-use-slide-background="false" draw:opacity="100%" draw:opacity-name="" draw:textarea-horizontal-align="justify" draw:textarea-vertical-align="middle" draw:auto-grow-height="false" fo:min-height="0.75cm" fo:min-width="4.37cm" fo:padding-top="0.151cm" fo:padding-bottom="0.151cm" fo:padding-left="0.276cm" fo:padding-right="0.276cm" loext:decorative="false"/>
      <style:paragraph-properties style:writing-mode="lr-tb"/>
    </style:style>
    <style:style style:name="gr48" style:family="graphic" style:parent-style-name="standard">
      <style:graphic-properties svg:stroke-width="0.053cm" svg:stroke-color="#000000" draw:marker-start-width="0.279cm" draw:marker-end-width="0.279cm" draw:fill="none" loext:fill-use-slide-background="false" draw:opacity="100%" draw:opacity-name="" draw:textarea-horizontal-align="justify" draw:textarea-vertical-align="middle" draw:auto-grow-height="false" fo:min-height="0.75cm" fo:min-width="4.37cm" fo:padding-top="0.151cm" fo:padding-bottom="0.151cm" fo:padding-left="0.276cm" fo:padding-right="0.276cm" loext:decorative="false"/>
    </style:style>
    <style:style style:name="gr49" style:family="graphic" style:parent-style-name="standard">
      <style:graphic-properties svg:stroke-width="0.053cm" svg:stroke-color="#000000" draw:marker-start-width="0.279cm" draw:marker-end-width="0.279cm" draw:fill="solid" draw:fill-color="#cfe7f5" loext:fill-use-slide-background="false" draw:opacity="100%" draw:opacity-name="" draw:textarea-horizontal-align="justify" draw:textarea-vertical-align="middle" draw:auto-grow-height="false" fo:min-height="0.75cm" fo:min-width="0.13cm" fo:padding-top="0.151cm" fo:padding-bottom="0.151cm" fo:padding-left="0.276cm" fo:padding-right="0.276cm" loext:decorative="false"/>
    </style:style>
    <style:style style:name="gr50" style:family="graphic" style:parent-style-name="standard">
      <style:graphic-properties svg:stroke-width="0.053cm" svg:stroke-color="#000000" draw:marker-start-width="0.279cm" draw:marker-end-width="0.279cm" draw:fill="solid" draw:fill-color="#cfe7f5" loext:fill-use-slide-background="false" draw:opacity="100%" draw:opacity-name="" draw:textarea-horizontal-align="justify" draw:textarea-vertical-align="middle" draw:auto-grow-height="false" fo:min-height="0.75cm" fo:min-width="0.15cm" fo:padding-top="0.151cm" fo:padding-bottom="0.151cm" fo:padding-left="0.276cm" fo:padding-right="0.276cm" loext:decorative="false"/>
    </style:style>
    <style:style style:name="gr51" style:family="graphic" style:parent-style-name="standard">
      <style:graphic-properties svg:stroke-width="0.053cm" svg:stroke-color="#000000" draw:marker-start-width="0.279cm" draw:marker-end-width="0.279cm" draw:fill="none" loext:fill-use-slide-background="false" draw:opacity="100%" draw:opacity-name="" draw:textarea-horizontal-align="justify" draw:textarea-vertical-align="middle" draw:auto-grow-height="false" fo:min-height="0.75cm" fo:min-width="4.37cm" fo:padding-top="0.151cm" fo:padding-bottom="0.151cm" fo:padding-left="0.276cm" fo:padding-right="0.276cm" loext:decorative="false"/>
      <style:paragraph-properties style:writing-mode="lr-tb"/>
    </style:style>
    <style:style style:name="gr52" style:family="graphic" style:parent-style-name="standard">
      <style:graphic-properties svg:stroke-width="0.053cm" svg:stroke-color="#000000" draw:marker-start-width="0.279cm" draw:marker-end-width="0.279cm" draw:fill="solid" draw:fill-color="#cfe7f5" loext:fill-use-slide-background="false" draw:opacity="100%" draw:opacity-name="" draw:textarea-horizontal-align="justify" draw:textarea-vertical-align="middle" draw:auto-grow-height="false" fo:min-height="0.75cm" fo:min-width="0.11cm" fo:padding-top="0.151cm" fo:padding-bottom="0.151cm" fo:padding-left="0.276cm" fo:padding-right="0.276cm" loext:decorative="false"/>
      <style:paragraph-properties style:writing-mode="lr-tb"/>
    </style:style>
    <style:style style:name="gr53" style:family="graphic" style:parent-style-name="standard">
      <style:graphic-properties draw:stroke="none" svg:stroke-width="0.106cm" svg:stroke-color="#ffffff" draw:marker-start-width="0.359cm" draw:marker-end-width="0.359cm" draw:fill="none" loext:fill-use-slide-background="false" draw:textarea-horizontal-align="justify" draw:textarea-vertical-align="middle" draw:auto-grow-height="false" fo:min-height="4.353cm" fo:min-width="3.301cm" fo:padding-top="0.178cm" fo:padding-bottom="0.178cm" fo:padding-left="0.303cm" fo:padding-right="0.303cm" style:writing-mode="lr-tb" loext:decorative="false"/>
      <style:paragraph-properties style:writing-mode="lr-tb"/>
    </style:style>
    <style:style style:name="gr54" style:family="graphic" style:parent-style-name="standard">
      <style:graphic-properties svg:stroke-width="0.106cm" svg:stroke-color="#000000" draw:marker-start-width="0.359cm" draw:marker-end-width="0.359cm" draw:fill="none" draw:fill-color="#cfe7f5" loext:fill-use-slide-background="false" draw:opacity="100%" draw:opacity-name="" draw:textarea-horizontal-align="justify" draw:textarea-vertical-align="middle" draw:auto-grow-height="false" fo:min-height="7.78cm" fo:min-width="9.7cm" fo:padding-top="0.178cm" fo:padding-bottom="0.178cm" fo:padding-left="0.303cm" fo:padding-right="0.303cm" loext:decorative="false"/>
    </style:style>
    <style:style style:name="gr55" style:family="graphic" style:parent-style-name="standard">
      <style:graphic-properties svg:stroke-width="0.106cm" svg:stroke-color="#000000" draw:marker-start-width="0.359cm" draw:marker-end-width="0.359cm" draw:fill="none" draw:fill-color="#cfe7f5" loext:fill-use-slide-background="false" draw:opacity="100%" draw:opacity-name="" draw:textarea-horizontal-align="justify" draw:textarea-vertical-align="middle" draw:auto-grow-height="false" fo:min-height="7.674cm" fo:min-width="13.974cm" fo:padding-top="0.178cm" fo:padding-bottom="0.178cm" fo:padding-left="0.303cm" fo:padding-right="0.303cm" loext:decorative="false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7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8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32cm" style:writing-mode="lr-tb" loext:decorative="false"/>
      <style:paragraph-properties style:writing-mode="lr-tb"/>
    </style:style>
    <style:style style:name="gr59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60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48cm" style:writing-mode="lr-tb" loext:decorative="false"/>
      <style:paragraph-properties style:writing-mode="lr-tb"/>
    </style:style>
    <style:style style:name="gr61" style:family="graphic" style:parent-style-name="objectwithoutfill">
      <style:graphic-properties svg:stroke-width="0.014cm" draw:marker-start-width="0.221cm" draw:marker-end-width="0.221cm" draw:fill="none" draw:textarea-vertical-align="middle" fo:padding-top="0.132cm" fo:padding-bottom="0.132cm" fo:padding-left="0.257cm" fo:padding-right="0.257cm" loext:decorative="false"/>
    </style:style>
    <style:style style:name="gr62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16cm" style:writing-mode="lr-tb" loext:decorative="false"/>
      <style:paragraph-properties style:writing-mode="lr-tb"/>
    </style:style>
    <style:style style:name="gr63" style:family="graphic" style:parent-style-name="standard">
      <style:graphic-properties svg:stroke-color="#ffffff" draw:fill-color="#ffffff" draw:textarea-horizontal-align="justify" draw:textarea-vertical-align="middle" draw:auto-grow-height="false" fo:min-height="0.12cm" fo:min-width="0cm" loext:decorative="false"/>
    </style:style>
    <style:style style:name="gr64" style:family="graphic" style:parent-style-name="standard">
      <style:graphic-properties svg:stroke-color="#ffffff" draw:fill-color="#ffffff" draw:textarea-horizontal-align="justify" draw:textarea-vertical-align="middle" draw:auto-grow-height="false" fo:min-height="0.17cm" fo:min-width="0.07cm" loext:decorative="false"/>
    </style:style>
    <style:style style:name="gr65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 loext:decorative="false"/>
    </style:style>
    <style:style style:name="gr66" style:family="graphic" style:parent-style-name="standard">
      <style:graphic-properties svg:stroke-width="0.018cm" svg:stroke-color="#000000" draw:marker-start-width="0.227cm" draw:marker-end-width="0.227cm" draw:fill="solid" draw:fill-color="#ffffff" draw:textarea-horizontal-align="justify" draw:textarea-vertical-align="middle" draw:auto-grow-height="false" fo:min-height="0.702cm" fo:min-width="0.168cm" fo:padding-top="0.134cm" fo:padding-bottom="0.134cm" fo:padding-left="0.259cm" fo:padding-right="0.259cm" style:writing-mode="lr-tb" loext:decorative="false"/>
      <style:paragraph-properties style:writing-mode="lr-tb"/>
    </style:style>
    <style:style style:name="gr67" style:family="graphic" style:parent-style-name="standard">
      <style:graphic-properties draw:stroke="solid" svg:stroke-color="#000000" draw:marker-start="" draw:marker-start-width="0.3cm" draw:marker-end="Circle" draw:marker-end-width="0.2cm" draw:textarea-vertical-align="middle" loext:decorative="false"/>
    </style:style>
    <style:style style:name="gr68" style:family="graphic" style:parent-style-name="standard">
      <style:graphic-properties draw:stroke="solid" svg:stroke-width="0.028cm" svg:stroke-color="#000000" draw:marker-start="Circle" draw:marker-start-width="0.2cm" draw:marker-end="Arrow_20_concave" draw:marker-end-width="0.1cm" draw:textarea-vertical-align="middle" fo:padding-top="0.139cm" fo:padding-bottom="0.139cm" fo:padding-left="0.264cm" fo:padding-right="0.264cm" loext:decorative="false"/>
    </style:style>
    <style:style style:name="gr69" style:family="graphic" style:parent-style-name="standard">
      <style:graphic-properties draw:stroke="solid" svg:stroke-width="0.028cm" svg:stroke-color="#000000" draw:marker-start="" draw:marker-start-width="0.242cm" draw:marker-end="Arrow_20_concave" draw:marker-end-width="0.1cm" draw:textarea-vertical-align="middle" fo:padding-top="0.139cm" fo:padding-bottom="0.139cm" fo:padding-left="0.264cm" fo:padding-right="0.264cm" loext:decorative="false"/>
    </style:style>
    <style:style style:name="gr70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06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font-size="6pt" fo:font-style="italic" style:font-size-asian="104.599998474121pt" style:font-size-complex="104.599998474121pt"/>
    </style:style>
    <style:style style:name="P2" style:family="paragraph">
      <style:paragraph-properties fo:text-align="center" style:writing-mode="lr-tb"/>
      <style:text-properties fo:font-size="6pt" fo:font-style="italic" style:font-size-asian="104.599998474121pt" style:font-size-complex="104.599998474121pt"/>
    </style:style>
    <style:style style:name="P3" style:family="paragraph">
      <style:paragraph-properties fo:text-align="center"/>
      <style:text-properties fo:color="#81d41a" loext:opacity="100%" fo:font-size="6pt" style:font-size-asian="104.599998474121pt" style:font-size-complex="104.599998474121pt"/>
    </style:style>
    <style:style style:name="P4" style:family="paragraph">
      <style:paragraph-properties fo:text-align="center" style:writing-mode="lr-tb"/>
      <style:text-properties fo:color="#81d41a" loext:opacity="100%" fo:font-size="6pt" style:font-size-asian="104.599998474121pt" style:font-size-complex="104.599998474121pt"/>
    </style:style>
    <style:style style:name="P5" style:family="paragraph">
      <loext:graphic-properties draw:fill="none"/>
      <style:paragraph-properties fo:text-align="center"/>
      <style:text-properties fo:font-size="104.599998474121pt" style:font-size-asian="104.599998474121pt" style:font-size-complex="104.599998474121pt"/>
    </style:style>
    <style:style style:name="P6" style:family="paragraph">
      <loext:graphic-properties draw:fill="none"/>
      <style:paragraph-properties fo:text-align="center" style:writing-mode="lr-tb"/>
      <style:text-properties fo:font-size="6pt" fo:font-style="italic" style:font-size-asian="104.599998474121pt" style:font-size-complex="104.599998474121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6pt" fo:font-style="italic" style:font-size-asian="116.199996948242pt" style:font-size-complex="116.199996948242pt"/>
    </style:style>
    <style:style style:name="P9" style:family="paragraph">
      <style:paragraph-properties fo:text-align="center" style:writing-mode="lr-tb"/>
      <style:text-properties fo:font-size="6pt" fo:font-style="italic" style:font-size-asian="116.199996948242pt" style:font-size-complex="116.199996948242pt"/>
    </style:style>
    <style:style style:name="P10" style:family="paragraph">
      <style:paragraph-properties fo:text-align="center"/>
      <style:text-properties fo:color="#81d41a" loext:opacity="100%" fo:font-size="6pt" style:font-size-asian="116.199996948242pt" style:font-size-complex="116.199996948242pt"/>
    </style:style>
    <style:style style:name="P11" style:family="paragraph">
      <style:paragraph-properties fo:text-align="center" style:writing-mode="lr-tb"/>
      <style:text-properties fo:color="#81d41a" loext:opacity="100%" fo:font-size="6pt" style:font-size-asian="116.199996948242pt" style:font-size-complex="116.199996948242pt"/>
    </style:style>
    <style:style style:name="P12" style:family="paragraph">
      <loext:graphic-properties draw:fill="none"/>
      <style:paragraph-properties fo:text-align="center"/>
      <style:text-properties fo:font-size="116.199996948242pt" style:font-size-asian="116.199996948242pt" style:font-size-complex="116.199996948242pt"/>
    </style:style>
    <style:style style:name="P13" style:family="paragraph">
      <loext:graphic-properties draw:fill="solid" draw:fill-color="#cfe7f5" draw:fill-hatch-solid="false"/>
      <style:paragraph-properties fo:text-align="center" style:writing-mode="lr-tb"/>
      <style:text-properties fo:color="#81d41a" loext:opacity="100%" fo:font-size="6pt" style:font-size-asian="116.199996948242pt" style:font-size-complex="116.199996948242pt"/>
    </style:style>
    <style:style style:name="P14" style:family="paragraph">
      <loext:graphic-properties draw:fill="hatch" draw:fill-hatch-name="Red_20_90_20_Degrees_20_Crossed_20_3" draw:fill-hatch-solid="false"/>
      <style:paragraph-properties fo:text-align="center"/>
      <style:text-properties fo:font-size="116.199996948242pt" style:font-size-asian="116.199996948242pt" style:font-size-complex="116.199996948242pt"/>
    </style:style>
    <style:style style:name="P15" style:family="paragraph">
      <style:paragraph-properties fo:text-align="center"/>
      <style:text-properties fo:font-size="40pt" fo:font-style="italic" style:font-size-asian="116.199996948242pt" style:font-size-complex="116.199996948242pt"/>
    </style:style>
    <style:style style:name="P16" style:family="paragraph">
      <loext:graphic-properties draw:fill="none"/>
      <style:paragraph-properties fo:text-align="center" style:writing-mode="lr-tb"/>
      <style:text-properties fo:font-size="40pt" fo:font-style="italic" style:font-size-asian="116.199996948242pt" style:font-size-complex="116.199996948242pt"/>
    </style:style>
    <style:style style:name="P17" style:family="paragraph">
      <loext:graphic-properties draw:fill="none"/>
      <style:paragraph-properties fo:text-align="center" style:writing-mode="lr-tb"/>
      <style:text-properties fo:font-size="6pt" fo:font-style="italic" style:font-size-asian="116.199996948242pt" style:font-size-complex="116.199996948242pt"/>
    </style:style>
    <style:style style:name="P18" style:family="paragraph">
      <loext:graphic-properties draw:fill="hatch" draw:fill-hatch-name="Red_20_90_20_Degrees_20_Crossed_20_3" draw:fill-hatch-solid="false"/>
      <style:paragraph-properties fo:text-align="center" style:writing-mode="lr-tb"/>
      <style:text-properties fo:color="#81d41a" loext:opacity="100%" fo:font-size="6pt" style:font-size-asian="116.199996948242pt" style:font-size-complex="116.199996948242pt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font-size="6pt" fo:font-style="italic" style:font-size-asian="116.199996948242pt" style:font-size-complex="116.199996948242pt"/>
    </style:style>
    <style:style style:name="P21" style:family="paragraph">
      <loext:graphic-properties draw:fill="hatch" draw:fill-hatch-name="Red_20_90_20_Degrees_20_Crossed_20_3" draw:fill-hatch-solid="false"/>
      <style:paragraph-properties fo:text-align="center" style:writing-mode="lr-tb"/>
      <style:text-properties fo:font-size="6pt" fo:font-style="italic" style:font-size-asian="116.199996948242pt" style:font-size-complex="116.199996948242pt"/>
    </style:style>
    <style:style style:name="P22" style:family="paragraph">
      <style:paragraph-properties fo:text-align="center"/>
      <style:text-properties fo:font-style="italic" style:font-style-asian="italic" style:font-style-complex="italic"/>
    </style:style>
    <style:style style:name="P23" style:family="paragraph">
      <loext:graphic-properties draw:fill="none"/>
      <style:paragraph-properties fo:text-align="center" style:writing-mode="lr-tb"/>
      <style:text-properties fo:font-style="italic" style:font-style-asian="italic" style:font-style-complex="italic"/>
    </style:style>
    <style:style style:name="P24" style:family="paragraph">
      <loext:graphic-properties draw:fill="solid" draw:fill-color="#cfe7f5" draw:opacity="100%"/>
      <style:paragraph-properties fo:text-align="center"/>
    </style:style>
    <style:style style:name="P25" style:family="paragraph">
      <style:paragraph-properties fo:text-align="center"/>
    </style:style>
    <style:style style:name="P26" style:family="paragraph">
      <loext:graphic-properties draw:fill="solid" draw:fill-color="#f6f9d4" draw:opacity="100%"/>
      <style:paragraph-properties fo:text-align="center"/>
      <style:text-properties fo:font-size="15pt" style:font-size-asian="15pt" style:font-size-complex="15pt"/>
    </style:style>
    <style:style style:name="P27" style:family="paragraph">
      <loext:graphic-properties draw:fill="solid" draw:fill-color="#cfe7f5" draw:opacity="100%"/>
      <style:paragraph-properties fo:text-align="center"/>
      <style:text-properties fo:font-size="15pt" style:font-size-asian="15pt" style:font-size-complex="15pt"/>
    </style:style>
    <style:style style:name="P28" style:family="paragraph">
      <loext:graphic-properties draw:fill="solid" draw:fill-color="#f6f9d4" draw:opacity="100%"/>
      <style:paragraph-properties fo:text-align="center"/>
      <style:text-properties fo:font-size="13pt" style:font-size-asian="13pt" style:font-size-complex="13pt"/>
    </style:style>
    <style:style style:name="P29" style:family="paragraph">
      <loext:graphic-properties draw:fill="none" draw:opacity="100%"/>
      <style:paragraph-properties fo:text-align="center"/>
    </style:style>
    <style:style style:name="P30" style:family="paragraph">
      <loext:graphic-properties draw:fill="none" draw:opacity="100%"/>
      <style:paragraph-properties fo:text-align="center"/>
      <style:text-properties fo:font-size="15pt" style:font-size-asian="15pt" style:font-size-complex="15pt"/>
    </style:style>
    <style:style style:name="P31" style:family="paragraph">
      <loext:graphic-properties draw:fill="none"/>
      <style:paragraph-properties fo:text-align="center" style:writing-mode="lr-tb"/>
      <style:text-properties fo:font-size="4.90000009536743pt" fo:font-style="italic" style:font-size-asian="88pt" style:font-size-complex="88pt"/>
    </style:style>
    <style:style style:name="P32" style:family="paragraph">
      <loext:graphic-properties draw:fill="none" draw:fill-color="#cfe7f5" draw:opacity="100%"/>
      <style:paragraph-properties fo:text-align="center"/>
    </style:style>
    <style:style style:name="P33" style:family="paragraph">
      <style:paragraph-properties fo:text-align="center"/>
      <style:text-properties fo:font-size="5pt" style:font-size-asian="5pt" style:font-size-complex="5pt"/>
    </style:style>
    <style:style style:name="P34" style:family="paragraph">
      <loext:graphic-properties draw:fill-color="#ffffff"/>
      <style:paragraph-properties fo:text-align="center" style:writing-mode="lr-tb"/>
      <style:text-properties fo:font-size="5pt" style:font-size-asian="5pt" style:font-size-complex="5pt"/>
    </style:style>
    <style:style style:name="P35" style:family="paragraph">
      <style:paragraph-properties fo:text-align="center"/>
      <style:text-properties fo:font-size="5pt" style:text-underline-style="solid" style:text-underline-width="auto" style:text-underline-color="font-color" style:font-size-asian="5pt" style:font-size-complex="5pt"/>
    </style:style>
    <style:style style:name="P36" style:family="paragraph">
      <loext:graphic-properties draw:fill-color="#ffffff"/>
      <style:paragraph-properties fo:text-align="center" style:writing-mode="lr-tb"/>
      <style:text-properties fo:font-size="5pt" style:text-underline-style="solid" style:text-underline-width="auto" style:text-underline-color="font-color" style:font-size-asian="5pt" style:font-size-complex="5pt"/>
    </style:style>
    <style:style style:name="P37" style:family="paragraph">
      <loext:graphic-properties draw:fill-color="#ffffff"/>
      <style:paragraph-properties fo:text-align="center"/>
    </style:style>
    <style:style style:name="P38" style:family="paragraph">
      <style:paragraph-properties fo:text-align="center"/>
      <style:text-properties fo:font-size="4pt" style:font-size-asian="4pt" style:font-size-complex="4pt"/>
    </style:style>
    <style:style style:name="P39" style:family="paragraph">
      <loext:graphic-properties draw:fill="solid" draw:fill-color="#ffffff"/>
      <style:paragraph-properties fo:text-align="center" style:writing-mode="lr-tb"/>
      <style:text-properties fo:font-size="4pt" style:font-size-asian="4pt" style:font-size-complex="4pt"/>
    </style:style>
    <style:style style:name="P40" style:family="paragraph">
      <loext:graphic-properties draw:fill-color="#ffffff"/>
      <style:paragraph-properties fo:text-align="center" style:writing-mode="lr-tb"/>
      <style:text-properties fo:font-size="4pt" style:font-size-asian="4pt" style:font-size-complex="4pt"/>
    </style:style>
    <style:style style:name="T1" style:family="text">
      <style:text-properties fo:font-size="36pt" fo:font-style="italic" style:font-size-asian="104.599998474121pt" style:font-size-complex="104.599998474121pt"/>
    </style:style>
    <style:style style:name="T2" style:family="text">
      <style:text-properties fo:color="#81d41a" loext:opacity="100%" fo:font-size="36pt" style:font-size-asian="104.599998474121pt" style:font-size-complex="104.599998474121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36pt" fo:font-style="italic" fo:text-shadow="none" style:text-underline-style="none" fo:font-weight="normal" style:letter-kerning="true" style:font-name-asian="Microsoft YaHei" style:font-size-asian="104.599998474121pt" style:font-style-asian="normal" style:font-weight-asian="normal" style:font-name-complex="Lucida Sans" style:font-size-complex="104.59999847412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40pt" fo:font-style="italic" style:font-size-asian="116.199996948242pt" style:font-size-complex="116.199996948242pt"/>
    </style:style>
    <style:style style:name="T5" style:family="text">
      <style:text-properties fo:color="#81d41a" loext:opacity="100%" fo:font-size="40pt" style:font-size-asian="116.199996948242pt" style:font-size-complex="116.199996948242pt"/>
    </style:style>
    <style:style style:name="T6" style:family="text">
      <style:text-properties fo:font-size="26pt" fo:font-style="italic" style:font-size-asian="80pt" style:font-size-complex="80pt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40pt" fo:font-style="italic" fo:text-shadow="none" style:text-underline-style="none" fo:font-weight="normal" style:letter-kerning="true" style:font-name-asian="Microsoft YaHei" style:font-size-asian="116.199996948242pt" style:font-style-asian="normal" style:font-weight-asian="normal" style:font-name-complex="Lucida Sans" style:font-size-complex="116.19999694824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Arial1" fo:font-size="40pt" fo:font-style="italic" style:font-name-asian="Arial1" style:font-size-asian="116.199996948242pt" style:font-name-complex="Arial1" style:font-size-complex="116.199996948242pt"/>
    </style:style>
    <style:style style:name="T9" style:family="text">
      <style:text-properties fo:font-size="32pt" fo:font-style="italic" style:font-size-asian="32pt" style:font-style-asian="italic" style:font-size-complex="32pt" style:font-style-complex="italic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28pt" fo:font-style="italic" style:font-size-asian="88pt" style:font-size-complex="88pt"/>
    </style:style>
    <style:style style:name="T13" style:family="text">
      <style:text-properties fo:font-size="5pt" style:font-size-asian="5pt" style:font-size-complex="5pt"/>
    </style:style>
    <style:style style:name="T14" style:family="text">
      <style:text-properties fo:font-size="5pt" style:text-underline-style="solid" style:text-underline-width="auto" style:text-underline-color="font-color" style:font-size-asian="5pt" style:font-size-complex="5pt"/>
    </style:style>
    <style:style style:name="T15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329cm" svg:height="4.02cm" svg:x="0.2cm" svg:y="2.499cm">
          <text:p text:style-name="P1"><text:span text:style-name="T1">0</text:span></text:p>
          <text:p text:style-name="P1"><text:span text:style-name="T1">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" draw:text-style-name="P2" draw:layer="layout" svg:width="4.329cm" svg:height="4.02cm" svg:x="0.2cm" svg:y="7.214cm">
          <text:p text:style-name="P1"><text:span text:style-name="T1">1</text:span></text:p>
          <text:p text:style-name="P1"><text:span text:style-name="T1">‘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" draw:text-style-name="P2" draw:layer="layout" svg:width="4.329cm" svg:height="4.02cm" svg:x="0.277cm" svg:y="12.007cm">
          <text:p text:style-name="P1"><text:span text:style-name="T1">2</text:span></text:p>
          <text:p text:style-name="P1"><text:span text:style-name="T1">‘xyz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" draw:text-style-name="P2" draw:layer="layout" svg:width="4.328cm" svg:height="4.02cm" svg:x="11.796cm" svg:y="7.214cm">
          <text:p text:style-name="P1"><text:span text:style-name="T1">0</text:span></text:p>
          <text:p text:style-name="P1"><text:span text:style-name="T1">‘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" draw:text-style-name="P2" draw:layer="layout" svg:width="4.329cm" svg:height="4.02cm" svg:x="11.873cm" svg:y="12.007cm">
          <text:p text:style-name="P1"><text:span text:style-name="T1">1</text:span></text:p>
          <text:p text:style-name="P1"><text:span text:style-name="T1">‘xyz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" draw:text-style-name="P2" draw:layer="layout" svg:width="4.329cm" svg:height="4.02cm" svg:x="23.391cm" svg:y="12.007cm">
          <text:p text:style-name="P1"><text:span text:style-name="T1">0</text:span></text:p>
          <text:p text:style-name="P1"><text:span text:style-name="T1">‘xyz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4" draw:layer="layout" svg:width="3.479cm" svg:height="1.392cm" svg:x="6.384cm" svg:y="8.528cm">
          <text:p text:style-name="P3"><text:span text:style-name="T2">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range-x-minimum="0" draw:handle-range-x-maximum="10800" draw:handle-position="$0 top" draw:handle-position-x="$0" draw:handle-position-y="top"/>
          </draw:enhanced-geometry>
        </draw:custom-shape>
        <draw:line draw:style-name="gr4" draw:text-style-name="P5" draw:layer="layout" svg:x1="9.863cm" svg:y1="9.224cm" svg:x2="11.873cm" svg:y2="9.224cm">
          <text:p/>
        </draw:line>
        <draw:line draw:style-name="gr4" draw:text-style-name="P5" draw:layer="layout" svg:x1="4.529cm" svg:y1="9.224cm" svg:x2="6.539cm" svg:y2="9.224cm">
          <text:p/>
        </draw:line>
        <draw:custom-shape draw:style-name="gr5" draw:text-style-name="P4" draw:layer="layout" svg:width="3.478cm" svg:height="1.392cm" svg:x="6.462cm" svg:y="13.321cm">
          <text:p text:style-name="P3"><text:span text:style-name="T2">3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range-x-minimum="0" draw:handle-range-x-maximum="10800" draw:handle-position="$0 top" draw:handle-position-x="$0" draw:handle-position-y="top"/>
          </draw:enhanced-geometry>
        </draw:custom-shape>
        <draw:line draw:style-name="gr4" draw:text-style-name="P5" draw:layer="layout" svg:x1="9.94cm" svg:y1="14.017cm" svg:x2="11.95cm" svg:y2="14.017cm">
          <text:p/>
        </draw:line>
        <draw:line draw:style-name="gr4" draw:text-style-name="P5" draw:layer="layout" svg:x1="4.606cm" svg:y1="14.017cm" svg:x2="6.616cm" svg:y2="14.017cm">
          <text:p/>
        </draw:line>
        <draw:custom-shape draw:style-name="gr3" draw:text-style-name="P4" draw:layer="layout" svg:width="3.479cm" svg:height="1.392cm" svg:x="18.057cm" svg:y="13.321cm">
          <text:p text:style-name="P3"><text:span text:style-name="T2">5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range-x-minimum="0" draw:handle-range-x-maximum="10800" draw:handle-position="$0 top" draw:handle-position-x="$0" draw:handle-position-y="top"/>
          </draw:enhanced-geometry>
        </draw:custom-shape>
        <draw:line draw:style-name="gr4" draw:text-style-name="P5" draw:layer="layout" svg:x1="21.536cm" svg:y1="14.017cm" svg:x2="23.546cm" svg:y2="14.017cm">
          <text:p/>
        </draw:line>
        <draw:line draw:style-name="gr4" draw:text-style-name="P5" draw:layer="layout" svg:x1="16.202cm" svg:y1="14.017cm" svg:x2="18.212cm" svg:y2="14.017cm">
          <text:p/>
        </draw:line>
        <draw:custom-shape draw:style-name="gr6" draw:text-style-name="P4" draw:layer="layout" svg:width="3.478cm" svg:height="1.391cm" svg:x="6.462cm" svg:y="3.813cm">
          <text:p text:style-name="P3"><text:span text:style-name="T2">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range-x-minimum="0" draw:handle-range-x-maximum="10800" draw:handle-position="$0 top" draw:handle-position-x="$0" draw:handle-position-y="top"/>
          </draw:enhanced-geometry>
        </draw:custom-shape>
        <draw:line draw:style-name="gr4" draw:text-style-name="P5" draw:layer="layout" svg:x1="4.606cm" svg:y1="4.509cm" svg:x2="6.616cm" svg:y2="4.509cm">
          <text:p/>
        </draw:line>
        <draw:custom-shape draw:style-name="gr5" draw:text-style-name="P4" draw:layer="layout" svg:width="3.478cm" svg:height="1.392cm" svg:x="17.98cm" svg:y="8.528cm">
          <text:p text:style-name="P3"><text:span text:style-name="T2">4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range-x-minimum="0" draw:handle-range-x-maximum="10800" draw:handle-position="$0 top" draw:handle-position-x="$0" draw:handle-position-y="top"/>
          </draw:enhanced-geometry>
        </draw:custom-shape>
        <draw:line draw:style-name="gr4" draw:text-style-name="P5" draw:layer="layout" svg:x1="16.124cm" svg:y1="9.224cm" svg:x2="18.134cm" svg:y2="9.224cm">
          <text:p/>
        </draw:line>
        <draw:custom-shape draw:style-name="gr7" draw:text-style-name="P6" draw:layer="layout" svg:width="4.706cm" svg:height="5.577cm" svg:x="17.284cm" svg:y="-1.744cm">
          <text:p text:style-name="P1"><text:span text:style-name="T1">re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" draw:text-style-name="P6" draw:layer="layout" svg:width="4.329cm" svg:height="5.131cm" svg:x="6.001cm" svg:y="-1.521cm">
          <text:p text:style-name="P1"><text:span text:style-name="T1">sel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" draw:text-style-name="P6" draw:layer="layout" svg:width="4.329cm" svg:height="5.131cm" svg:x="0.355cm" svg:y="-1.521cm">
          <text:p text:style-name="P1"><text:span text:style-name="T1">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" draw:text-style-name="P6" draw:layer="layout" svg:width="4.329cm" svg:height="5.131cm" svg:x="22.773cm" svg:y="-1.521cm">
          <text:p text:style-name="P1"><text:span text:style-name="T1">resu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" draw:text-style-name="P6" draw:layer="layout" svg:width="7.205cm" svg:height="4.02cm" svg:x="-0.055cm" svg:y="16.67cm">
          <text:p text:style-name="P1"><text:span text:style-name="T3">Sequence</text:span><text:span text:style-name="T3"><text:line-break/></text:span><text:span text:style-name="T3">{null,‘’,</text:span><text:span text:style-name="T1">‘xyx’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6" draw:layer="layout" svg:width="4.329cm" svg:height="4.02cm" svg:x="22.531cm" svg:y="16.71cm">
          <text:p text:style-name="P1"><text:span text:style-name="T1">Sequence</text:span><text:span text:style-name="T1"><text:line-break/></text:span><text:span text:style-name="T1">{‘xyx’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2" draw:text-style-name="P6" draw:layer="layout" svg:width="4.329cm" svg:height="3.171cm" svg:x="12.105cm" svg:y="17.109cm">
          <text:p text:style-name="P1"><text:span text:style-name="T3">Sequence</text:span><text:span text:style-name="T3"><text:line-break/></text:span><text:span text:style-name="T3">{‘’,</text:span><text:span text:style-name="T1">‘xyx’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13" draw:text-style-name="P7" draw:layer="layout" svg:x1="8.22cm" svg:y1="5.19cm" svg:x2="8.22cm" svg:y2="8.54cm">
          <text:p/>
        </draw:line>
        <draw:line draw:style-name="gr13" draw:text-style-name="P7" draw:layer="layout" svg:x1="19.75cm" svg:y1="9.96cm" svg:x2="19.75cm" svg:y2="13.31cm">
          <text:p/>
        </draw:line>
        <draw:line draw:style-name="gr13" draw:text-style-name="P7" draw:layer="layout" svg:x1="8.16cm" svg:y1="9.91cm" svg:x2="8.16cm" svg:y2="13.26cm">
          <text:p/>
        </draw:line>
        <draw:line draw:style-name="gr13" draw:text-style-name="P7" draw:layer="layout" svg:x1="10.34cm" svg:y1="1.28cm" svg:x2="17.44cm" svg:y2="1.21cm">
          <text:p/>
        </draw:line>
        <draw:custom-shape draw:style-name="gr14" draw:text-style-name="P7" draw:layer="layout" svg:width="4.49cm" svg:height="15.31cm" svg:x="5.87cm" svg:y="0.4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4" draw:text-style-name="P7" draw:layer="layout" svg:width="4.49cm" svg:height="15.31cm" svg:x="17.48cm" svg:y="0.4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13" draw:text-style-name="P7" draw:layer="layout" svg:x1="21.99cm" svg:y1="1.16cm" svg:x2="23.27cm" svg:y2="1.16cm">
          <text:p/>
        </draw:line>
        <draw:line draw:style-name="gr13" draw:text-style-name="P7" draw:layer="layout" svg:x1="4.59cm" svg:y1="1.24cm" svg:x2="5.87cm" svg:y2="1.24cm">
          <text:p/>
        </draw:line>
      </draw:page>
      <draw:page draw:name="page2" draw:style-name="dp1" draw:master-page-name="Default">
        <draw:custom-shape draw:style-name="gr15" draw:text-style-name="P9" draw:layer="layout" svg:width="4.286cm" svg:height="3.98cm" svg:x="0.236cm" svg:y="3.981cm">
          <text:p text:style-name="P8"><text:span text:style-name="T4">0</text:span></text:p>
          <text:p text:style-name="P8"><text:span text:style-name="T4">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5" draw:text-style-name="P9" draw:layer="layout" svg:width="4.286cm" svg:height="3.98cm" svg:x="0.236cm" svg:y="8.65cm">
          <text:p text:style-name="P8"><text:span text:style-name="T4">1</text:span></text:p>
          <text:p text:style-name="P8"><text:span text:style-name="T4">‘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5" draw:text-style-name="P9" draw:layer="layout" svg:width="4.286cm" svg:height="3.98cm" svg:x="0.313cm" svg:y="13.396cm">
          <text:p text:style-name="P8"><text:span text:style-name="T4">2</text:span></text:p>
          <text:p text:style-name="P8"><text:span text:style-name="T4">‘xyz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6" draw:text-style-name="P9" draw:layer="layout" svg:width="4.287cm" svg:height="3.98cm" svg:x="11.717cm" svg:y="8.65cm">
          <text:p text:style-name="P8"><text:span text:style-name="T4">1</text:span></text:p>
          <text:p text:style-name="P8"><text:span text:style-name="T4">‘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5" draw:text-style-name="P9" draw:layer="layout" svg:width="4.286cm" svg:height="3.98cm" svg:x="11.794cm" svg:y="13.396cm">
          <text:p text:style-name="P8"><text:span text:style-name="T4">2</text:span></text:p>
          <text:p text:style-name="P8"><text:span text:style-name="T4">‘xyz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6" draw:text-style-name="P9" draw:layer="layout" svg:width="4.287cm" svg:height="3.98cm" svg:x="23.198cm" svg:y="13.396cm">
          <text:p text:style-name="P8"><text:span text:style-name="T4">0</text:span></text:p>
          <text:p text:style-name="P8"><text:span text:style-name="T4">‘xyz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7" draw:text-style-name="P11" draw:layer="layout" svg:width="3.445cm" svg:height="1.378cm" svg:x="6.359cm" svg:y="9.951cm">
          <text:p text:style-name="P10"><text:span text:style-name="T5">3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range-x-minimum="0" draw:handle-range-x-maximum="10800" draw:handle-position="$0 top" draw:handle-position-x="$0" draw:handle-position-y="top"/>
          </draw:enhanced-geometry>
        </draw:custom-shape>
        <draw:line draw:style-name="gr4" draw:text-style-name="P12" draw:layer="layout" svg:x1="9.804cm" svg:y1="10.64cm" svg:x2="11.794cm" svg:y2="10.64cm">
          <text:p/>
        </draw:line>
        <draw:line draw:style-name="gr4" draw:text-style-name="P12" draw:layer="layout" svg:x1="4.522cm" svg:y1="10.64cm" svg:x2="6.512cm" svg:y2="10.64cm">
          <text:p/>
        </draw:line>
        <draw:custom-shape draw:style-name="gr18" draw:text-style-name="P11" draw:layer="layout" svg:width="3.444cm" svg:height="1.378cm" svg:x="6.436cm" svg:y="14.697cm">
          <text:p text:style-name="P10"><text:span text:style-name="T5">5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range-x-minimum="0" draw:handle-range-x-maximum="10800" draw:handle-position="$0 top" draw:handle-position-x="$0" draw:handle-position-y="top"/>
          </draw:enhanced-geometry>
        </draw:custom-shape>
        <draw:line draw:style-name="gr4" draw:text-style-name="P12" draw:layer="layout" svg:x1="9.88cm" svg:y1="15.386cm" svg:x2="11.87cm" svg:y2="15.386cm">
          <text:p/>
        </draw:line>
        <draw:line draw:style-name="gr4" draw:text-style-name="P12" draw:layer="layout" svg:x1="4.599cm" svg:y1="15.386cm" svg:x2="6.589cm" svg:y2="15.386cm">
          <text:p/>
        </draw:line>
        <draw:custom-shape draw:style-name="gr18" draw:text-style-name="P11" draw:layer="layout" svg:width="3.444cm" svg:height="1.378cm" svg:x="17.917cm" svg:y="14.697cm">
          <text:p text:style-name="P10"><text:span text:style-name="T5">6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range-x-minimum="0" draw:handle-range-x-maximum="10800" draw:handle-position="$0 top" draw:handle-position-x="$0" draw:handle-position-y="top"/>
          </draw:enhanced-geometry>
        </draw:custom-shape>
        <draw:line draw:style-name="gr4" draw:text-style-name="P12" draw:layer="layout" svg:x1="21.361cm" svg:y1="15.386cm" svg:x2="23.351cm" svg:y2="15.386cm">
          <text:p/>
        </draw:line>
        <draw:line draw:style-name="gr4" draw:text-style-name="P12" draw:layer="layout" svg:x1="16.08cm" svg:y1="15.386cm" svg:x2="18.07cm" svg:y2="15.386cm">
          <text:p/>
        </draw:line>
        <draw:custom-shape draw:style-name="gr19" draw:text-style-name="P13" draw:layer="layout" svg:width="3.444cm" svg:height="1.378cm" svg:x="6.436cm" svg:y="5.282cm">
          <text:p text:style-name="P10"><text:span text:style-name="T5">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range-x-minimum="0" draw:handle-range-x-maximum="10800" draw:handle-position="$0 top" draw:handle-position-x="$0" draw:handle-position-y="top"/>
          </draw:enhanced-geometry>
        </draw:custom-shape>
        <draw:line draw:style-name="gr20" draw:text-style-name="P14" draw:layer="layout" svg:x1="4.599cm" svg:y1="5.971cm" svg:x2="6.589cm" svg:y2="5.971cm">
          <text:p/>
        </draw:line>
        <draw:custom-shape draw:style-name="gr21" draw:text-style-name="P13" draw:layer="layout" svg:width="3.445cm" svg:height="1.378cm" svg:x="17.84cm" svg:y="9.951cm">
          <text:p text:style-name="P10"><text:span text:style-name="T5">4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range-x-minimum="0" draw:handle-range-x-maximum="10800" draw:handle-position="$0 top" draw:handle-position-x="$0" draw:handle-position-y="top"/>
          </draw:enhanced-geometry>
        </draw:custom-shape>
        <draw:line draw:style-name="gr20" draw:text-style-name="P14" draw:layer="layout" svg:x1="16.004cm" svg:y1="10.64cm" svg:x2="17.994cm" svg:y2="10.64cm">
          <text:p/>
        </draw:line>
        <draw:custom-shape draw:style-name="gr22" draw:text-style-name="P16" draw:layer="layout" svg:width="4.286cm" svg:height="3.98cm" svg:x="17.291cm" svg:y="0.96cm">
          <text:p text:style-name="P15"><text:span text:style-name="T6">not name = ‘’</text:span><text:span text:style-name="T4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3" draw:text-style-name="P16" draw:layer="layout" svg:width="4.287cm" svg:height="3.98cm" svg:x="6.28cm" svg:y="1.16cm">
          <text:p text:style-name="P15"><text:span text:style-name="T6">name &lt;&gt; 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2" draw:text-style-name="P16" draw:layer="layout" svg:width="4.286cm" svg:height="3.98cm" svg:x="0.389cm" svg:y="0.001cm">
          <text:p text:style-name="P15"><text:span text:style-name="T4">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2" draw:text-style-name="P16" draw:layer="layout" svg:width="4.286cm" svg:height="3.98cm" svg:x="23.49cm" svg:y="0.02cm">
          <text:p text:style-name="P15"><text:span text:style-name="T4">resu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2" draw:text-style-name="P16" draw:layer="layout" svg:width="4.286cm" svg:height="3.98cm" svg:x="1.86cm" svg:y="17.06cm">
          <text:p text:style-name="P15"><text:span text:style-name="T7">Sequence</text:span></text:p>
          <text:p text:style-name="P15"><text:span text:style-name="T7">{null,‘’,</text:span><text:span text:style-name="T4">‘xyx’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2" draw:text-style-name="P16" draw:layer="layout" svg:width="4.286cm" svg:height="3.98cm" svg:x="22.31cm" svg:y="17.05cm">
          <text:p text:style-name="P15"><text:span text:style-name="T4">Sequence</text:span></text:p>
          <text:p text:style-name="P15"><text:span text:style-name="T4">{‘xyx’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4" draw:text-style-name="P7" draw:layer="layout" svg:width="17.26cm" svg:height="17.6cm" svg:x="5.13cm" svg:y="0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5" draw:text-style-name="P7" draw:layer="layout" svg:width="15.76cm" svg:height="4.45cm" svg:x="6.03cm" svg:y="3.73cm">
          <text:p/>
          <draw:enhanced-geometry svg:viewBox="0 0 21600 21600" draw:glue-points="10800 0 0 10800 10800 21600 21600 10800" draw:text-areas="?f3 ?f3 ?f4 ?f4" draw:type="hexagon" draw:modifiers="2257.1664234502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range-x-minimum="0" draw:handle-range-x-maximum="10800" draw:handle-position="$0 top" draw:handle-position-x="$0" draw:handle-position-y="top"/>
          </draw:enhanced-geometry>
        </draw:custom-shape>
        <draw:custom-shape draw:style-name="gr26" draw:text-style-name="P7" draw:layer="layout" svg:width="15.76cm" svg:height="4.57cm" svg:x="6.031cm" svg:y="8.36cm">
          <text:p/>
          <draw:enhanced-geometry svg:viewBox="0 0 21600 21600" draw:glue-points="10800 0 0 10800 10800 21600 21600 10800" draw:text-areas="?f3 ?f3 ?f4 ?f4" draw:type="hexagon" draw:modifiers="2257.1664234502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7" draw:layer="layout" svg:width="15.76cm" svg:height="4.31cm" svg:x="6.031cm" svg:y="13.23cm">
          <text:p/>
          <draw:enhanced-geometry svg:viewBox="0 0 21600 21600" draw:glue-points="10800 0 0 10800 10800 21600 21600 10800" draw:text-areas="?f3 ?f3 ?f4 ?f4" draw:type="hexagon" draw:modifiers="2257.1664234502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range-x-minimum="0" draw:handle-range-x-maximum="10800" draw:handle-position="$0 top" draw:handle-position-x="$0" draw:handle-position-y="top"/>
          </draw:enhanced-geometry>
        </draw:custom-shape>
        <draw:custom-shape draw:style-name="gr22" draw:text-style-name="P17" draw:layer="layout" svg:width="4.286cm" svg:height="3.98cm" svg:x="11.82cm" svg:y="-0.52cm">
          <text:p text:style-name="P8"><text:span text:style-name="T4">sel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13" draw:text-style-name="P7" draw:layer="layout" svg:x1="6.86cm" svg:y1="7.1cm" svg:x2="6.9cm" svg:y2="9.44cm">
          <text:p/>
        </draw:line>
        <draw:line draw:style-name="gr13" draw:text-style-name="P7" draw:layer="layout" svg:x1="6.88cm" svg:y1="11.78cm" svg:x2="6.88cm" svg:y2="14.19cm">
          <text:p/>
        </draw:line>
        <draw:line draw:style-name="gr13" draw:text-style-name="P7" draw:layer="layout" svg:x1="4.77cm" svg:y1="2.14cm" svg:x2="5.69cm" svg:y2="2.14cm">
          <text:p/>
        </draw:line>
        <draw:line draw:style-name="gr13" draw:text-style-name="P7" draw:layer="layout" svg:x1="22.35cm" svg:y1="2.14cm" svg:x2="23.83cm" svg:y2="2.14cm">
          <text:p/>
        </draw:line>
        <draw:custom-shape draw:style-name="gr28" draw:text-style-name="P18" draw:layer="layout" svg:width="3.445cm" svg:height="1.378cm" svg:x="17.725cm" svg:y="5.322cm">
          <text:p text:style-name="P10"><text:span text:style-name="T5">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range-x-minimum="0" draw:handle-range-x-maximum="10800" draw:handle-position="$0 top" draw:handle-position-x="$0" draw:handle-position-y="top"/>
          </draw:enhanced-geometry>
        </draw:custom-shape>
      </draw:page>
      <draw:page draw:name="page3" draw:style-name="dp1" draw:master-page-name="Default">
        <draw:custom-shape draw:style-name="gr29" draw:text-style-name="P19" draw:layer="layout" svg:width="0.76cm" svg:height="0.36cm" svg:x="3.08cm" svg:y="4.3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32cm" svg:height="0.33cm" svg:x="3.5cm" svg:y="2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41cm" svg:height="0.33cm" svg:x="3.4cm" svg:y="3.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286cm" svg:height="3.98cm" svg:x="0.21cm" svg:y="3.982cm">
          <text:p text:style-name="P8"><text:span text:style-name="T4">0</text:span></text:p>
          <text:p text:style-name="P8"><text:span text:style-name="T4">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1" draw:text-style-name="P9" draw:layer="layout" svg:width="4.286cm" svg:height="3.98cm" svg:x="0.21cm" svg:y="8.651cm">
          <text:p text:style-name="P8"><text:span text:style-name="T4">1</text:span></text:p>
          <text:p text:style-name="P8"><text:span text:style-name="T4">‘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1" draw:text-style-name="P9" draw:layer="layout" svg:width="4.286cm" svg:height="3.98cm" svg:x="0.287cm" svg:y="13.397cm">
          <text:p text:style-name="P8"><text:span text:style-name="T4">2</text:span></text:p>
          <text:p text:style-name="P8"><text:span text:style-name="T4">‘xyz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2" draw:text-style-name="P9" draw:layer="layout" svg:width="4.287cm" svg:height="3.98cm" svg:x="23.172cm" svg:y="13.397cm">
          <text:p text:style-name="P8"><text:span text:style-name="T4">0</text:span></text:p>
          <text:p text:style-name="P8"><text:span text:style-name="T4">‘xyz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3" draw:text-style-name="P11" draw:layer="layout" svg:width="3.445cm" svg:height="1.378cm" svg:x="6.333cm" svg:y="9.952cm">
          <text:p text:style-name="P10"><text:span text:style-name="T5">3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range-x-minimum="0" draw:handle-range-x-maximum="10800" draw:handle-position="$0 top" draw:handle-position-x="$0" draw:handle-position-y="top"/>
          </draw:enhanced-geometry>
        </draw:custom-shape>
        <draw:line draw:style-name="gr4" draw:text-style-name="P12" draw:layer="layout" svg:x1="9.778cm" svg:y1="10.641cm" svg:x2="11.768cm" svg:y2="10.641cm">
          <text:p/>
        </draw:line>
        <draw:line draw:style-name="gr4" draw:text-style-name="P12" draw:layer="layout" svg:x1="4.496cm" svg:y1="10.641cm" svg:x2="6.486cm" svg:y2="10.641cm">
          <text:p/>
        </draw:line>
        <draw:custom-shape draw:style-name="gr34" draw:text-style-name="P11" draw:layer="layout" svg:width="3.444cm" svg:height="1.378cm" svg:x="6.41cm" svg:y="14.698cm">
          <text:p text:style-name="P10"><text:span text:style-name="T5">5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range-x-minimum="0" draw:handle-range-x-maximum="10800" draw:handle-position="$0 top" draw:handle-position-x="$0" draw:handle-position-y="top"/>
          </draw:enhanced-geometry>
        </draw:custom-shape>
        <draw:line draw:style-name="gr4" draw:text-style-name="P12" draw:layer="layout" svg:x1="9.854cm" svg:y1="15.387cm" svg:x2="11.844cm" svg:y2="15.387cm">
          <text:p/>
        </draw:line>
        <draw:line draw:style-name="gr4" draw:text-style-name="P12" draw:layer="layout" svg:x1="4.573cm" svg:y1="15.387cm" svg:x2="6.563cm" svg:y2="15.387cm">
          <text:p/>
        </draw:line>
        <draw:custom-shape draw:style-name="gr34" draw:text-style-name="P11" draw:layer="layout" svg:width="3.444cm" svg:height="1.378cm" svg:x="11.717cm" svg:y="14.698cm">
          <text:p text:style-name="P10"><text:span text:style-name="T5">6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range-x-minimum="0" draw:handle-range-x-maximum="10800" draw:handle-position="$0 top" draw:handle-position-x="$0" draw:handle-position-y="top"/>
          </draw:enhanced-geometry>
        </draw:custom-shape>
        <draw:line draw:style-name="gr4" draw:text-style-name="P12" draw:layer="layout" svg:x1="21.13cm" svg:y1="15.39cm" svg:x2="23.12cm" svg:y2="15.39cm">
          <text:p/>
        </draw:line>
        <draw:custom-shape draw:style-name="gr35" draw:text-style-name="P13" draw:layer="layout" svg:width="3.444cm" svg:height="1.378cm" svg:x="6.41cm" svg:y="5.283cm">
          <text:p text:style-name="P10"><text:span text:style-name="T5">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range-x-minimum="0" draw:handle-range-x-maximum="10800" draw:handle-position="$0 top" draw:handle-position-x="$0" draw:handle-position-y="top"/>
          </draw:enhanced-geometry>
        </draw:custom-shape>
        <draw:line draw:style-name="gr20" draw:text-style-name="P14" draw:layer="layout" svg:x1="4.573cm" svg:y1="5.972cm" svg:x2="6.563cm" svg:y2="5.972cm">
          <text:p/>
        </draw:line>
        <draw:custom-shape draw:style-name="gr36" draw:text-style-name="P13" draw:layer="layout" svg:width="3.445cm" svg:height="1.378cm" svg:x="11.64cm" svg:y="9.952cm">
          <text:p text:style-name="P10"><text:span text:style-name="T5">4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range-x-minimum="0" draw:handle-range-x-maximum="10800" draw:handle-position="$0 top" draw:handle-position-x="$0" draw:handle-position-y="top"/>
          </draw:enhanced-geometry>
        </draw:custom-shape>
        <draw:custom-shape draw:style-name="gr37" draw:text-style-name="P17" draw:layer="layout" svg:width="15.221cm" svg:height="3.98cm" svg:x="6.63cm" svg:y="0.9cm">
          <text:p text:style-name="P8"><text:span text:style-name="T6">not name = ‘’</text:span><text:span text:style-name="T4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3" draw:text-style-name="P17" draw:layer="layout" svg:width="4.287cm" svg:height="3.98cm" svg:x="5.813cm" svg:y="1.14cm">
          <text:p text:style-name="P8"><text:span text:style-name="T6">name &lt;&gt; 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2" draw:text-style-name="P17" draw:layer="layout" svg:width="4.286cm" svg:height="3.98cm" svg:x="0.363cm" svg:y="0.002cm">
          <text:p text:style-name="P8"><text:span text:style-name="T4">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2" draw:text-style-name="P17" draw:layer="layout" svg:width="4.286cm" svg:height="3.98cm" svg:x="23.464cm" svg:y="0.021cm">
          <text:p text:style-name="P8"><text:span text:style-name="T4">resu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2" draw:text-style-name="P17" draw:layer="layout" svg:width="4.286cm" svg:height="3.98cm" svg:x="1.834cm" svg:y="17.061cm">
          <text:p text:style-name="P8"><text:span text:style-name="T7">Sequence</text:span></text:p>
          <text:p text:style-name="P8"><text:span text:style-name="T7">{null,‘’,</text:span><text:span text:style-name="T4">‘xyx’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2" draw:text-style-name="P17" draw:layer="layout" svg:width="4.286cm" svg:height="3.98cm" svg:x="22.284cm" svg:y="17.051cm">
          <text:p text:style-name="P8"><text:span text:style-name="T4">Sequence</text:span></text:p>
          <text:p text:style-name="P8"><text:span text:style-name="T4">{‘xyx’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20" draw:text-style-name="P14" draw:layer="layout" svg:x1="9.785cm" svg:y1="5.972cm" svg:x2="11.775cm" svg:y2="5.972cm">
          <text:p/>
        </draw:line>
        <draw:custom-shape draw:style-name="gr28" draw:text-style-name="P18" draw:layer="layout" svg:width="3.445cm" svg:height="1.378cm" svg:x="11.648cm" svg:y="5.283cm">
          <text:p text:style-name="P10"><text:span text:style-name="T5">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range-x-minimum="0" draw:handle-range-x-maximum="10800" draw:handle-position="$0 top" draw:handle-position-x="$0" draw:handle-position-y="top"/>
          </draw:enhanced-geometry>
        </draw:custom-shape>
        <draw:custom-shape draw:style-name="gr38" draw:text-style-name="P7" draw:layer="layout" svg:width="17.866cm" svg:height="17.6cm" svg:x="5.104cm" svg:y="0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9" draw:text-style-name="P7" draw:layer="layout" svg:width="9.486cm" svg:height="4.45cm" svg:x="6.004cm" svg:y="3.731cm">
          <text:p/>
          <draw:enhanced-geometry svg:viewBox="0 0 21600 21600" draw:glue-points="10800 0 0 10800 10800 21600 21600 10800" draw:text-areas="?f3 ?f3 ?f4 ?f4" draw:type="hexagon" draw:modifiers="2257.1664234502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range-x-minimum="0" draw:handle-range-x-maximum="10800" draw:handle-position="$0 top" draw:handle-position-x="$0" draw:handle-position-y="top"/>
          </draw:enhanced-geometry>
        </draw:custom-shape>
        <draw:custom-shape draw:style-name="gr40" draw:text-style-name="P7" draw:layer="layout" svg:width="9.465cm" svg:height="4.57cm" svg:x="6.005cm" svg:y="8.361cm">
          <text:p/>
          <draw:enhanced-geometry svg:viewBox="0 0 21600 21600" draw:glue-points="10800 0 0 10800 10800 21600 21600 10800" draw:text-areas="?f3 ?f3 ?f4 ?f4" draw:type="hexagon" draw:modifiers="2257.1664234502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range-x-minimum="0" draw:handle-range-x-maximum="10800" draw:handle-position="$0 top" draw:handle-position-x="$0" draw:handle-position-y="top"/>
          </draw:enhanced-geometry>
        </draw:custom-shape>
        <draw:custom-shape draw:style-name="gr41" draw:text-style-name="P7" draw:layer="layout" svg:width="9.545cm" svg:height="4.31cm" svg:x="6.005cm" svg:y="13.231cm">
          <text:p/>
          <draw:enhanced-geometry svg:viewBox="0 0 21600 21600" draw:glue-points="10800 0 0 10800 10800 21600 21600 10800" draw:text-areas="?f3 ?f3 ?f4 ?f4" draw:type="hexagon" draw:modifiers="2257.1664234502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range-x-minimum="0" draw:handle-range-x-maximum="10800" draw:handle-position="$0 top" draw:handle-position-x="$0" draw:handle-position-y="top"/>
          </draw:enhanced-geometry>
        </draw:custom-shape>
        <draw:custom-shape draw:style-name="gr22" draw:text-style-name="P17" draw:layer="layout" svg:width="4.286cm" svg:height="3.98cm" svg:x="11.74cm" svg:y="-0.46cm">
          <text:p text:style-name="P8"><text:span text:style-name="T4">gather with compa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13" draw:text-style-name="P7" draw:layer="layout" svg:x1="6.49cm" svg:y1="7.2cm" svg:x2="6.53cm" svg:y2="9.54cm">
          <text:p/>
        </draw:line>
        <draw:line draw:style-name="gr13" draw:text-style-name="P7" draw:layer="layout" svg:x1="6.49cm" svg:y1="11.82cm" svg:x2="6.49cm" svg:y2="14.23cm">
          <text:p/>
        </draw:line>
        <draw:line draw:style-name="gr13" draw:text-style-name="P7" draw:layer="layout" svg:x1="4.744cm" svg:y1="2.141cm" svg:x2="5.17cm" svg:y2="2.141cm">
          <text:p/>
        </draw:line>
        <draw:line draw:style-name="gr13" draw:text-style-name="P7" draw:layer="layout" svg:x1="22.63cm" svg:y1="2.141cm" svg:x2="23.804cm" svg:y2="2.141cm">
          <text:p/>
        </draw:line>
        <draw:custom-shape draw:style-name="gr32" draw:text-style-name="P9" draw:layer="layout" svg:width="4.287cm" svg:height="3.98cm" svg:x="16.907cm" svg:y="13.372cm">
          <text:p text:style-name="P8"><text:span text:style-name="T4">2</text:span></text:p>
          <text:p text:style-name="P8"><text:span text:style-name="T4">‘xyz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4" draw:text-style-name="P12" draw:layer="layout" svg:x1="15.07cm" svg:y1="15.362cm" svg:x2="17.06cm" svg:y2="15.362cm">
          <text:p/>
        </draw:line>
        <draw:custom-shape draw:style-name="gr42" draw:text-style-name="P21" draw:layer="layout" svg:width="4.286cm" svg:height="3.98cm" svg:x="16.915cm" svg:y="8.619cm">
          <text:p text:style-name="P8"><text:span text:style-name="T4">1</text:span></text:p>
          <text:p text:style-name="P20"><text:span text:style-name="T8">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20" draw:text-style-name="P14" draw:layer="layout" svg:x1="15.078cm" svg:y1="10.609cm" svg:x2="17.068cm" svg:y2="10.609cm">
          <text:p/>
        </draw:line>
        <draw:custom-shape draw:style-name="gr43" draw:text-style-name="P21" draw:layer="layout" svg:width="4.286cm" svg:height="3.981cm" svg:x="16.923cm" svg:y="3.949cm">
          <text:p text:style-name="P8"><text:span text:style-name="T4">0</text:span></text:p>
          <text:p text:style-name="P20"><text:span text:style-name="T8">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20" draw:text-style-name="P14" draw:layer="layout" svg:x1="15.086cm" svg:y1="5.94cm" svg:x2="17.076cm" svg:y2="5.94cm">
          <text:p/>
        </draw:line>
        <draw:custom-shape draw:style-name="gr44" draw:text-style-name="P23" draw:layer="layout" svg:width="1.08cm" svg:height="8.86cm" svg:x="21.49cm" svg:y="6.21cm">
          <text:p text:style-name="P22"><text:span text:style-name="T9">c</text:span></text:p>
          <text:p text:style-name="P22"><text:span text:style-name="T9">o</text:span></text:p>
          <text:p text:style-name="P22"><text:span text:style-name="T9">m</text:span></text:p>
          <text:p text:style-name="P22"><text:span text:style-name="T9">p</text:span></text:p>
          <text:p text:style-name="P22"><text:span text:style-name="T9">a</text:span></text:p>
          <text:p text:style-name="P22"><text:span text:style-name="T9">c</text:span></text:p>
          <text:p text:style-name="P22"><text:span text:style-name="T9">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page>
      <draw:page draw:name="page4" draw:style-name="dp1" draw:master-page-name="Default">
        <draw:custom-shape draw:style-name="gr45" draw:text-style-name="P24" draw:layer="layout" svg:width="4.87cm" svg:height="1cm" svg:x="16.95cm" svg:y="0.8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6" draw:layer="layout" svg:width="4.87cm" svg:height="1cm" svg:x="1.92cm" svg:y="0.87cm">
          <text:p text:style-name="P25"><text:span text:style-name="T10"/></text:p>
          <draw:enhanced-geometry svg:viewBox="0 0 21600 21600" draw:type="rectangle" draw:enhanced-path="M 0 0 L 21600 0 21600 21600 0 21600 0 0 Z N"/>
        </draw:custom-shape>
        <draw:custom-shape draw:style-name="gr45" draw:text-style-name="P24" draw:layer="layout" svg:width="4.87cm" svg:height="1cm" svg:x="16.95cm" svg:y="0.8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6" draw:layer="layout" svg:width="4.87cm" svg:height="1cm" svg:x="1.92cm" svg:y="0.87cm">
          <text:p text:style-name="P25"><text:span text:style-name="T10"/></text:p>
          <draw:enhanced-geometry svg:viewBox="0 0 21600 21600" draw:type="rectangle" draw:enhanced-path="M 0 0 L 21600 0 21600 21600 0 21600 0 0 Z N"/>
        </draw:custom-shape>
        <draw:custom-shape draw:style-name="gr45" draw:text-style-name="P24" draw:layer="layout" svg:width="4.87cm" svg:height="1cm" svg:x="16.95cm" svg:y="2.1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6" draw:layer="layout" svg:width="4.87cm" svg:height="1cm" svg:x="1.92cm" svg:y="2.13cm">
          <text:p text:style-name="P25"><text:span text:style-name="T10"/></text:p>
          <draw:enhanced-geometry svg:viewBox="0 0 21600 21600" draw:type="rectangle" draw:enhanced-path="M 0 0 L 21600 0 21600 21600 0 21600 0 0 Z N"/>
        </draw:custom-shape>
        <draw:custom-shape draw:style-name="gr45" draw:text-style-name="P24" draw:layer="layout" svg:width="4.87cm" svg:height="1cm" svg:x="16.95cm" svg:y="2.1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6" draw:layer="layout" svg:width="4.87cm" svg:height="1cm" svg:x="1.92cm" svg:y="2.13cm">
          <text:p text:style-name="P25"><text:span text:style-name="T10"/></text:p>
          <draw:enhanced-geometry svg:viewBox="0 0 21600 21600" draw:type="rectangle" draw:enhanced-path="M 0 0 L 21600 0 21600 21600 0 21600 0 0 Z N"/>
        </draw:custom-shape>
        <draw:custom-shape draw:style-name="gr45" draw:text-style-name="P24" draw:layer="layout" svg:width="4.87cm" svg:height="1cm" svg:x="16.95cm" svg:y="3.3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6" draw:layer="layout" svg:width="4.87cm" svg:height="1cm" svg:x="1.92cm" svg:y="3.39cm">
          <text:p text:style-name="P25"><text:span text:style-name="T10"/></text:p>
          <draw:enhanced-geometry svg:viewBox="0 0 21600 21600" draw:type="rectangle" draw:enhanced-path="M 0 0 L 21600 0 21600 21600 0 21600 0 0 Z N"/>
        </draw:custom-shape>
        <draw:custom-shape draw:style-name="gr47" draw:text-style-name="P27" draw:layer="layout" svg:width="4.87cm" svg:height="1cm" svg:x="16.95cm" svg:y="4.72cm">
          <text:p text:style-name="P25"><text:span text:style-name="T10"/></text:p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4.87cm" svg:height="1cm" svg:x="1.92cm" svg:y="4.72cm">
          <text:p text:style-name="P25"><text:span text:style-name="T11"/></text:p>
          <draw:enhanced-geometry svg:viewBox="0 0 21600 21600" draw:type="rectangle" draw:enhanced-path="M 0 0 L 21600 0 21600 21600 0 21600 0 0 Z N"/>
        </draw:custom-shape>
        <draw:custom-shape draw:style-name="gr48" draw:text-style-name="P29" draw:layer="layout" svg:width="4.87cm" svg:height="1cm" svg:x="7.59cm" svg:y="0.9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9" draw:layer="layout" svg:width="4.87cm" svg:height="1cm" svg:x="7.59cm" svg:y="0.9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4" draw:layer="layout" svg:width="0.63cm" svg:height="1cm" svg:x="13.32cm" svg:y="0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9" draw:layer="layout" svg:width="4.87cm" svg:height="1cm" svg:x="7.59cm" svg:y="2.1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9" draw:layer="layout" svg:width="4.87cm" svg:height="1cm" svg:x="7.59cm" svg:y="2.1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4" draw:layer="layout" svg:width="0.65cm" svg:height="1cm" svg:x="13.32cm" svg:y="2.1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9" draw:layer="layout" svg:width="4.87cm" svg:height="1cm" svg:x="7.59cm" svg:y="3.4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4" draw:layer="layout" svg:width="0.63cm" svg:height="1cm" svg:x="13.32cm" svg:y="3.4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0" draw:layer="layout" svg:width="4.87cm" svg:height="1cm" svg:x="7.59cm" svg:y="4.76cm">
          <text:p text:style-name="P25"><text:span text:style-name="T10"/></text:p>
          <draw:enhanced-geometry svg:viewBox="0 0 21600 21600" draw:type="rectangle" draw:enhanced-path="M 0 0 L 21600 0 21600 21600 0 21600 0 0 Z N"/>
        </draw:custom-shape>
        <draw:custom-shape draw:style-name="gr52" draw:text-style-name="P27" draw:layer="layout" svg:width="0.61cm" svg:height="1cm" svg:x="13.32cm" svg:y="4.76cm">
          <text:p text:style-name="P2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6" draw:layer="layout" svg:width="4.87cm" svg:height="1cm" svg:x="1.92cm" svg:y="0.87cm">
          <text:p text:style-name="P25"><text:span text:style-name="T10"/></text:p>
          <draw:enhanced-geometry svg:viewBox="0 0 21600 21600" draw:type="rectangle" draw:enhanced-path="M 0 0 L 21600 0 21600 21600 0 21600 0 0 Z N"/>
        </draw:custom-shape>
        <draw:custom-shape draw:style-name="gr46" draw:text-style-name="P26" draw:layer="layout" svg:width="4.87cm" svg:height="1cm" svg:x="1.92cm" svg:y="2.13cm">
          <text:p text:style-name="P25"><text:span text:style-name="T10"/></text:p>
          <draw:enhanced-geometry svg:viewBox="0 0 21600 21600" draw:type="rectangle" draw:enhanced-path="M 0 0 L 21600 0 21600 21600 0 21600 0 0 Z N"/>
        </draw:custom-shape>
        <draw:custom-shape draw:style-name="gr46" draw:text-style-name="P26" draw:layer="layout" svg:width="4.87cm" svg:height="1cm" svg:x="1.92cm" svg:y="2.13cm">
          <text:p text:style-name="P25"><text:span text:style-name="T10"/></text:p>
          <draw:enhanced-geometry svg:viewBox="0 0 21600 21600" draw:type="rectangle" draw:enhanced-path="M 0 0 L 21600 0 21600 21600 0 21600 0 0 Z N"/>
        </draw:custom-shape>
        <draw:custom-shape draw:style-name="gr46" draw:text-style-name="P26" draw:layer="layout" svg:width="4.87cm" svg:height="1cm" svg:x="1.92cm" svg:y="3.39cm">
          <text:p text:style-name="P25"><text:span text:style-name="T10"/></text:p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4.87cm" svg:height="1cm" svg:x="1.92cm" svg:y="4.72cm">
          <text:p text:style-name="P25"><text:span text:style-name="T11"/></text:p>
          <draw:enhanced-geometry svg:viewBox="0 0 21600 21600" draw:type="rectangle" draw:enhanced-path="M 0 0 L 21600 0 21600 21600 0 21600 0 0 Z N"/>
        </draw:custom-shape>
        <draw:custom-shape draw:style-name="gr46" draw:text-style-name="P26" draw:layer="layout" svg:width="4.87cm" svg:height="1cm" svg:x="1.92cm" svg:y="0.87cm">
          <text:p text:style-name="P25"><text:span text:style-name="T10"/></text:p>
          <draw:enhanced-geometry svg:viewBox="0 0 21600 21600" draw:type="rectangle" draw:enhanced-path="M 0 0 L 21600 0 21600 21600 0 21600 0 0 Z N"/>
        </draw:custom-shape>
        <draw:custom-shape draw:style-name="gr46" draw:text-style-name="P26" draw:layer="layout" svg:width="4.87cm" svg:height="1cm" svg:x="1.92cm" svg:y="0.87cm">
          <text:p text:style-name="P25"><text:span text:style-name="T10"/></text:p>
          <draw:enhanced-geometry svg:viewBox="0 0 21600 21600" draw:type="rectangle" draw:enhanced-path="M 0 0 L 21600 0 21600 21600 0 21600 0 0 Z N"/>
        </draw:custom-shape>
        <draw:custom-shape draw:style-name="gr46" draw:text-style-name="P26" draw:layer="layout" svg:width="4.87cm" svg:height="1cm" svg:x="1.92cm" svg:y="2.13cm">
          <text:p text:style-name="P25"><text:span text:style-name="T10"/></text:p>
          <draw:enhanced-geometry svg:viewBox="0 0 21600 21600" draw:type="rectangle" draw:enhanced-path="M 0 0 L 21600 0 21600 21600 0 21600 0 0 Z N"/>
        </draw:custom-shape>
        <draw:custom-shape draw:style-name="gr46" draw:text-style-name="P26" draw:layer="layout" svg:width="4.87cm" svg:height="1cm" svg:x="1.92cm" svg:y="2.13cm">
          <text:p text:style-name="P25"><text:span text:style-name="T10"/></text:p>
          <draw:enhanced-geometry svg:viewBox="0 0 21600 21600" draw:type="rectangle" draw:enhanced-path="M 0 0 L 21600 0 21600 21600 0 21600 0 0 Z N"/>
        </draw:custom-shape>
        <draw:custom-shape draw:style-name="gr46" draw:text-style-name="P26" draw:layer="layout" svg:width="4.87cm" svg:height="1cm" svg:x="1.92cm" svg:y="3.39cm">
          <text:p text:style-name="P25"><text:span text:style-name="T10"/></text:p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4.87cm" svg:height="1cm" svg:x="1.92cm" svg:y="4.72cm">
          <text:p text:style-name="P25"><text:span text:style-name="T11"/></text:p>
          <draw:enhanced-geometry svg:viewBox="0 0 21600 21600" draw:type="rectangle" draw:enhanced-path="M 0 0 L 21600 0 21600 21600 0 21600 0 0 Z N"/>
        </draw:custom-shape>
        <draw:custom-shape draw:style-name="gr46" draw:text-style-name="P26" draw:layer="layout" svg:width="4.87cm" svg:height="1cm" svg:x="1.92cm" svg:y="0.87cm">
          <text:p text:style-name="P25"><text:span text:style-name="T10"/></text:p>
          <draw:enhanced-geometry svg:viewBox="0 0 21600 21600" draw:type="rectangle" draw:enhanced-path="M 0 0 L 21600 0 21600 21600 0 21600 0 0 Z N"/>
        </draw:custom-shape>
        <draw:custom-shape draw:style-name="gr46" draw:text-style-name="P26" draw:layer="layout" svg:width="4.87cm" svg:height="1cm" svg:x="1.92cm" svg:y="2.13cm">
          <text:p text:style-name="P25"><text:span text:style-name="T10"/></text:p>
          <draw:enhanced-geometry svg:viewBox="0 0 21600 21600" draw:type="rectangle" draw:enhanced-path="M 0 0 L 21600 0 21600 21600 0 21600 0 0 Z N"/>
        </draw:custom-shape>
        <draw:custom-shape draw:style-name="gr46" draw:text-style-name="P26" draw:layer="layout" svg:width="4.87cm" svg:height="1cm" svg:x="1.92cm" svg:y="2.13cm">
          <text:p text:style-name="P25"><text:span text:style-name="T10"/></text:p>
          <draw:enhanced-geometry svg:viewBox="0 0 21600 21600" draw:type="rectangle" draw:enhanced-path="M 0 0 L 21600 0 21600 21600 0 21600 0 0 Z N"/>
        </draw:custom-shape>
        <draw:custom-shape draw:style-name="gr46" draw:text-style-name="P26" draw:layer="layout" svg:width="4.87cm" svg:height="1cm" svg:x="1.92cm" svg:y="3.39cm">
          <text:p text:style-name="P25"><text:span text:style-name="T10"/></text:p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4.87cm" svg:height="1cm" svg:x="1.92cm" svg:y="4.72cm">
          <text:p text:style-name="P25"><text:span text:style-name="T11"/></text:p>
          <draw:enhanced-geometry svg:viewBox="0 0 21600 21600" draw:type="rectangle" draw:enhanced-path="M 0 0 L 21600 0 21600 21600 0 21600 0 0 Z N"/>
        </draw:custom-shape>
        <draw:custom-shape draw:style-name="gr53" draw:text-style-name="P31" draw:layer="layout" svg:width="4.329cm" svg:height="5.131cm" svg:x="1.82cm" svg:y="4.579cm">
          <text:p text:style-name="P1"><text:span text:style-name="T12">closure</text:span></text:p>
          <text:p text:style-name="P1"><text:span text:style-name="T12">sup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3" draw:text-style-name="P31" draw:layer="layout" svg:width="4.329cm" svg:height="5.131cm" svg:x="7.72cm" svg:y="4.599cm">
          <text:p text:style-name="P1"><text:span text:style-name="T12">elements</text:span></text:p>
          <text:p text:style-name="P1"><text:span text:style-name="T12">T[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3" draw:text-style-name="P31" draw:layer="layout" svg:width="4.329cm" svg:height="5.131cm" svg:x="11.561cm" svg:y="4.619cm">
          <text:p text:style-name="P1"><text:span text:style-name="T12">isFirst</text:span></text:p>
          <text:p text:style-name="P1"><text:span text:style-name="T12">boolean[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5" draw:text-style-name="P24" draw:layer="layout" svg:width="4.87cm" svg:height="1cm" svg:x="21.84cm" svg:y="0.8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4" draw:layer="layout" svg:width="4.87cm" svg:height="1cm" svg:x="21.84cm" svg:y="0.8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4" draw:layer="layout" svg:width="4.87cm" svg:height="1cm" svg:x="21.84cm" svg:y="2.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4" draw:layer="layout" svg:width="4.87cm" svg:height="1cm" svg:x="21.84cm" svg:y="2.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4" draw:layer="layout" svg:width="4.87cm" svg:height="1cm" svg:x="21.84cm" svg:y="3.3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7" draw:layer="layout" svg:width="4.87cm" svg:height="1cm" svg:x="21.84cm" svg:y="4.7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6" draw:layer="layout" svg:width="4.329cm" svg:height="5.131cm" svg:x="17.35cm" svg:y="4.659cm">
          <text:p text:style-name="P1"><text:span text:style-name="T12">hash</text:span></text:p>
          <text:p text:style-name="P1"><text:span text:style-name="T12">int[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3" draw:text-style-name="P6" draw:layer="layout" svg:width="4.329cm" svg:height="5.131cm" svg:x="22.06cm" svg:y="4.659cm">
          <text:p text:style-name="P1"><text:span text:style-name="T12">index</text:span></text:p>
          <text:p text:style-name="P1"><text:span text:style-name="T12">int[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4" draw:text-style-name="P32" draw:layer="layout" svg:width="10.2cm" svg:height="8.03cm" svg:x="16.72cm" svg:y="0.6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2" draw:layer="layout" svg:width="14.58cm" svg:height="8.03cm" svg:x="1.62cm" svg:y="0.65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56" draw:text-style-name="P7" draw:layer="layout" svg:width="4.999cm" svg:height="3.679cm" svg:x="-0.01cm" svg:y="2.658cm">
          <draw:image xlink:href="Pictures/1000000000000257000001B985F455E6.png" xlink:type="simple" xlink:show="embed" xlink:actuate="onLoad" draw:mime-type="image/png">
            <text:p/>
          </draw:image>
        </draw:frame>
        <draw:frame draw:style-name="gr57" draw:text-style-name="P19" draw:layer="layout" svg:width="0.79cm" svg:height="0.169cm" svg:x="0.636cm" svg:y="5.097cm">
          <draw:image xlink:href="Pictures/100000000000005D000000143AFF5925.png" xlink:type="simple" xlink:show="embed" xlink:actuate="onLoad" draw:mime-type="image/png">
            <text:p/>
          </draw:image>
        </draw:frame>
        <draw:frame draw:style-name="gr56" draw:text-style-name="P7" draw:layer="layout" svg:width="0.8cm" svg:height="0.17cm" svg:x="2.91cm" svg:y="5.17cm">
          <draw:image xlink:href="Pictures/100000000000005E00000014B253AFFA.png" xlink:type="simple" xlink:show="embed" xlink:actuate="onLoad" draw:mime-type="image/png">
            <text:p/>
          </draw:image>
        </draw:frame>
        <draw:custom-shape draw:style-name="gr58" draw:text-style-name="P34" draw:layer="layout" svg:width="0.82cm" svg:height="0.2cm" svg:x="0.63cm" svg:y="5.3cm">
          <text:p text:style-name="P33"><text:span text:style-name="T13">id = id1</text:span></text:p>
          <draw:enhanced-geometry svg:viewBox="0 0 21600 21600" draw:type="rectangle" draw:enhanced-path="M 0 0 L 21600 0 21600 21600 0 21600 0 0 Z N"/>
        </draw:custom-shape>
        <draw:custom-shape draw:style-name="gr58" draw:text-style-name="P34" draw:layer="layout" svg:width="0.82cm" svg:height="0.2cm" svg:x="2.89cm" svg:y="5.36cm">
          <text:p text:style-name="P33"><text:span text:style-name="T13">id = id2</text:span></text:p>
          <draw:enhanced-geometry svg:viewBox="0 0 21600 21600" draw:type="rectangle" draw:enhanced-path="M 0 0 L 21600 0 21600 21600 0 21600 0 0 Z N"/>
        </draw:custom-shape>
        <draw:custom-shape draw:style-name="gr59" draw:text-style-name="P34" draw:layer="layout" svg:width="0.2cm" svg:height="0.2cm" svg:x="0.27cm" svg:y="5.9cm">
          <text:p text:style-name="P33"><text:span text:style-name="T13">id1</text:span></text:p>
          <draw:enhanced-geometry svg:viewBox="0 0 21600 21600" draw:type="rectangle" draw:enhanced-path="M 0 0 L 21600 0 21600 21600 0 21600 0 0 Z N"/>
        </draw:custom-shape>
        <draw:custom-shape draw:style-name="gr59" draw:text-style-name="P34" draw:layer="layout" svg:width="0.2cm" svg:height="0.2cm" svg:x="0.63cm" svg:y="5.9cm">
          <text:p text:style-name="P33"><text:span text:style-name="T13">id2</text:span></text:p>
          <draw:enhanced-geometry svg:viewBox="0 0 21600 21600" draw:type="rectangle" draw:enhanced-path="M 0 0 L 21600 0 21600 21600 0 21600 0 0 Z N"/>
        </draw:custom-shape>
        <draw:custom-shape draw:style-name="gr60" draw:text-style-name="P34" draw:layer="layout" svg:width="0.98cm" svg:height="0.2cm" svg:x="0.74cm" svg:y="2.78cm">
          <text:p text:style-name="P33"><text:span text:style-name="T13">Hospital inv:</text:span></text:p>
          <draw:enhanced-geometry svg:viewBox="0 0 21600 21600" draw:type="rectangle" draw:enhanced-path="M 0 0 L 21600 0 21600 21600 0 21600 0 0 Z N"/>
        </draw:custom-shape>
        <draw:frame draw:style-name="gr56" draw:text-style-name="P7" draw:layer="layout" svg:width="1.03cm" svg:height="0.29cm" svg:x="2.84cm" svg:y="3.17cm">
          <draw:image xlink:href="Pictures/100000000000007800000023439F20D6.png" xlink:type="simple" xlink:show="embed" xlink:actuate="onLoad" draw:mime-type="image/png">
            <text:p/>
          </draw:image>
        </draw:frame>
        <draw:custom-shape draw:style-name="gr60" draw:text-style-name="P36" draw:layer="layout" svg:width="0.98cm" svg:height="0.2cm" svg:x="2.87cm" svg:y="3.22cm">
          <text:p text:style-name="P35"><text:span text:style-name="T14">self:Hospital</text:span></text:p>
          <draw:enhanced-geometry svg:viewBox="0 0 21600 21600" draw:type="rectangle" draw:enhanced-path="M 0 0 L 21600 0 21600 21600 0 21600 0 0 Z N"/>
        </draw:custom-shape>
        <draw:line draw:style-name="gr61" draw:text-style-name="P7" draw:layer="layout" svg:x1="1.84cm" svg:y1="3.32cm" svg:x2="2.84cm" svg:y2="3.32cm">
          <text:p/>
        </draw:line>
        <draw:custom-shape draw:style-name="gr62" draw:text-style-name="P34" draw:layer="layout" svg:width="0.66cm" svg:height="0.2cm" svg:x="1.84cm" svg:y="3.11cm">
          <text:p text:style-name="P33"><text:span text:style-name="T13">patients</text:span></text:p>
          <draw:enhanced-geometry svg:viewBox="0 0 21600 21600" draw:type="rectangle" draw:enhanced-path="M 0 0 L 21600 0 21600 21600 0 21600 0 0 Z N"/>
        </draw:custom-shape>
        <draw:custom-shape draw:style-name="gr63" draw:text-style-name="P37" draw:layer="layout" svg:width="0.47cm" svg:height="0.37cm" svg:x="0.71cm" svg:y="4.6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7" draw:layer="layout" svg:width="0.57cm" svg:height="0.42cm" svg:x="3.2cm" svg:y="4.69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7" draw:layer="layout" svg:width="0.47cm" svg:height="0.37cm" svg:x="0.71cm" svg:y="4.6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7" draw:layer="layout" svg:width="0.47cm" svg:height="0.18cm" svg:x="0.86cm" svg:y="4.4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7" draw:layer="layout" svg:width="0.47cm" svg:height="0.18cm" svg:x="3.14cm" svg:y="4.48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66" draw:text-style-name="P39" draw:layer="layout" svg:width="0.97cm" svg:height="1.37cm" svg:x="0.51cm" svg:y="3.8cm">
          <text:p text:style-name="P38"><text:span text:style-name="T15">Hospital</text:span></text:p>
          <text:p text:style-name="P38"><text:span text:style-name="T15"/></text:p>
          <text:p text:style-name="P38"><text:span text:style-name="T15"/></text:p>
          <text:p text:style-name="P38"><text:span text:style-name="T15"/></text:p>
          <text:p text:style-name="P38"><text:span text:style-name="T15"/></text:p>
          <text:p text:style-name="P38"><text:span text:style-name="T15"/></text:p>
          <text:p text:style-name="P38"><text:span text:style-name="T15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9" draw:layer="layout" svg:width="0.97cm" svg:height="1.37cm" svg:x="2.13cm" svg:y="3.82cm">
          <text:p text:style-name="P38"><text:span text:style-name="T15">Patient</text:span></text:p>
          <text:p text:style-name="P38"><text:span text:style-name="T15"/></text:p>
          <text:p text:style-name="P38"><text:span text:style-name="T15"/></text:p>
          <text:p text:style-name="P38"><text:span text:style-name="T15"/></text:p>
          <text:p text:style-name="P38"><text:span text:style-name="T15"/></text:p>
          <text:p text:style-name="P38"><text:span text:style-name="T15"/></text:p>
          <text:p text:style-name="P38"><text:span text:style-name="T15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9" draw:layer="layout" svg:width="0.97cm" svg:height="1.37cm" svg:x="3.68cm" svg:y="3.83cm">
          <text:p text:style-name="P38"><text:span text:style-name="T15">Integer</text:span></text:p>
          <text:p text:style-name="P38"><text:span text:style-name="T15"/></text:p>
          <text:p text:style-name="P38"><text:span text:style-name="T15"/></text:p>
          <text:p text:style-name="P38"><text:span text:style-name="T15"/></text:p>
          <text:p text:style-name="P38"><text:span text:style-name="T15"/></text:p>
          <text:p text:style-name="P38"><text:span text:style-name="T15"/></text:p>
          <text:p text:style-name="P38"><text:span text:style-name="T15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7" draw:text-style-name="P25" draw:layer="layout" svg:x1="3.97cm" svg:y1="4.39cm" svg:x2="3.97cm" svg:y2="4.56cm">
          <text:p/>
        </draw:line>
        <draw:line draw:style-name="gr67" draw:text-style-name="P25" draw:layer="layout" svg:x1="3.97cm" svg:y1="4.8cm" svg:x2="3.97cm" svg:y2="4.97cm">
          <text:p/>
        </draw:line>
        <draw:line draw:style-name="gr68" draw:text-style-name="P25" draw:layer="layout" svg:x1="2.52cm" svg:y1="4.47cm" svg:x2="3.88cm" svg:y2="4.47cm">
          <text:p/>
        </draw:line>
        <draw:line draw:style-name="gr68" draw:text-style-name="P25" draw:layer="layout" svg:x1="2.53cm" svg:y1="4.89cm" svg:x2="3.89cm" svg:y2="4.89cm">
          <text:p/>
        </draw:line>
        <draw:line draw:style-name="gr68" draw:text-style-name="P25" draw:layer="layout" svg:x1="1.13cm" svg:y1="4.67cm" svg:x2="2.54cm" svg:y2="4.48cm">
          <text:p/>
        </draw:line>
        <draw:line draw:style-name="gr69" draw:text-style-name="P25" draw:layer="layout" svg:x1="1.22cm" svg:y1="4.66cm" svg:x2="2.54cm" svg:y2="4.89cm">
          <text:p/>
        </draw:line>
        <draw:custom-shape draw:style-name="gr70" draw:text-style-name="P40" draw:layer="layout" svg:width="0.56cm" svg:height="0.23cm" svg:x="1.54cm" svg:y="4.3cm">
          <text:p text:style-name="P38"><text:span text:style-name="T15">patients</text:span></text:p>
          <draw:enhanced-geometry svg:viewBox="0 0 21600 21600" draw:type="rectangle" draw:enhanced-path="M 0 0 L 21600 0 21600 21600 0 21600 0 0 Z N"/>
        </draw:custom-shape>
        <draw:custom-shape draw:style-name="gr70" draw:text-style-name="P40" draw:layer="layout" svg:width="0.56cm" svg:height="0.23cm" svg:x="1.532cm" svg:y="4.823cm">
          <text:p text:style-name="P38"><text:span text:style-name="T15">patients</text:span></text:p>
          <draw:enhanced-geometry svg:viewBox="0 0 21600 21600" draw:type="rectangle" draw:enhanced-path="M 0 0 L 21600 0 21600 21600 0 21600 0 0 Z N"/>
        </draw:custom-shape>
        <draw:custom-shape draw:style-name="gr59" draw:text-style-name="P40" draw:layer="layout" svg:width="0.24cm" svg:height="0.23cm" svg:x="3.44cm" svg:y="4.22cm">
          <text:p text:style-name="P38"><text:span text:style-name="T15">id</text:span></text:p>
          <draw:enhanced-geometry svg:viewBox="0 0 21600 21600" draw:type="rectangle" draw:enhanced-path="M 0 0 L 21600 0 21600 21600 0 21600 0 0 Z N"/>
        </draw:custom-shape>
        <draw:custom-shape draw:style-name="gr59" draw:text-style-name="P40" draw:layer="layout" svg:width="0.24cm" svg:height="0.23cm" svg:x="3.43cm" svg:y="4.64cm">
          <text:p text:style-name="P38"><text:span text:style-name="T15">i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3" draw:display-name="Red 90 Degrees Crossed 3" draw:style="double" draw:color="#666666" draw:distance="0.1cm" draw:rotation="4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GB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Edward Willink</meta:initial-creator>
    <meta:creation-date>2016-07-24T16:21:25.38</meta:creation-date>
    <dc:date>2025-04-04T17:44:14.288734800</dc:date>
    <meta:editing-duration>P8DT9H56M11S</meta:editing-duration>
    <meta:editing-cycles>18</meta:editing-cycles>
    <meta:generator>LibreOffice/25.2.1.2$Windows_X86_64 LibreOffice_project/d3abf4aee5fd705e4a92bba33a32f40bc4e56f49</meta:generator>
    <meta:document-statistic meta:object-count="192"/>
  </office:meta>
</office:document-meta>
</file>